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9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1.528cm"/>
    </style:style>
    <style:style style:name="co4" style:family="table-column">
      <style:table-column-properties fo:break-before="auto" style:column-width="0.4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665cm"/>
    </style:style>
    <style:style style:name="co7" style:family="table-column">
      <style:table-column-properties fo:break-before="auto" style:column-width="1.4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IXED([.B1];0)" office:value-type="string" office:string-value="0" calcext:value-type="string">
            <text:p>0</text:p>
          </table:table-cell>
          <table:table-cell table:formula="of:=IF(FIXED(SQRT([.B1]);0)*FIXED(SQRT([.B1]);0)=[.B1];1;)" office:value-type="float" office:value="1" calcext:value-type="float">
            <text:p>1</text:p>
          </table:table-cell>
          <table:table-cell table:formula="of:=RIGHT([.C1];[.$L$1])" office:value-type="string" office:string-value="0" calcext:value-type="string">
            <text:p>0</text:p>
          </table:table-cell>
          <table:table-cell table:formula="of:=VALUE([.E1])" office:value-type="float" office:value="0" calcext:value-type="float">
            <text:p>0</text:p>
          </table:table-cell>
          <table:table-cell table:formula="of:=IF([.F1]=[.$F$1];[.A1];)" office:value-type="float" office:value="1" calcext:value-type="float">
            <text:p>1</text:p>
          </table:table-cell>
          <table:table-cell table:formula="of:=ISEVEN([.F1])" office:value-type="boolean" office:boolean-value="true" calcext:value-type="boolean">
            <text:p>VERO</text:p>
          </table:table-cell>
          <table:table-cell office:value-type="float" office:value="0" calcext:value-type="float">
            <text:p>0</text:p>
          </table:table-cell>
          <table:table-cell table:formula="of:=COUNTIF([.F$1:.F$76];[.$I1])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F$1:.F$76];[.$N1]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FIXED([.B2];0)" office:value-type="string" office:string-value="2" calcext:value-type="string">
            <text:p>2</text:p>
          </table:table-cell>
          <table:table-cell table:formula="of:=IF(FIXED(SQRT([.B2]);0)*FIXED(SQRT([.B2]);0)=[.B2];1;)" office:value-type="float" office:value="0" calcext:value-type="float">
            <text:p>0</text:p>
          </table:table-cell>
          <table:table-cell table:formula="of:=RIGHT([.C2];[.$L$1])" office:value-type="string" office:string-value="2" calcext:value-type="string">
            <text:p>2</text:p>
          </table:table-cell>
          <table:table-cell table:formula="of:=VALUE([.E2])" office:value-type="float" office:value="2" calcext:value-type="float">
            <text:p>2</text:p>
          </table:table-cell>
          <table:table-cell table:formula="of:=IF([.F2]=[.$F$1];[.A2];)" office:value-type="float" office:value="0" calcext:value-type="float">
            <text:p>0</text:p>
          </table:table-cell>
          <table:table-cell table:formula="of:=ISEVEN([.F2])" office:value-type="boolean" office:boolean-value="true" calcext:value-type="boolean">
            <text:p>VERO</text:p>
          </table:table-cell>
          <table:table-cell office:value-type="float" office:value="1" calcext:value-type="float">
            <text:p>1</text:p>
          </table:table-cell>
          <table:table-cell table:formula="of:=COUNTIF([.F$1:.F$76];[.$I2]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COUNTIF([.F$1:.F$76];[.$N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.B1]" office:value-type="float" office:value="2" calcext:value-type="float">
            <text:p>2</text:p>
          </table:table-cell>
          <table:table-cell table:formula="of:=FIXED([.B3];0)" office:value-type="string" office:string-value="2" calcext:value-type="string">
            <text:p>2</text:p>
          </table:table-cell>
          <table:table-cell table:formula="of:=IF(FIXED(SQRT([.B3]);0)*FIXED(SQRT([.B3]);0)=[.B3];1;)" office:value-type="float" office:value="0" calcext:value-type="float">
            <text:p>0</text:p>
          </table:table-cell>
          <table:table-cell table:formula="of:=RIGHT([.C3];[.$L$1])" office:value-type="string" office:string-value="2" calcext:value-type="string">
            <text:p>2</text:p>
          </table:table-cell>
          <table:table-cell table:formula="of:=VALUE([.E3])" office:value-type="float" office:value="2" calcext:value-type="float">
            <text:p>2</text:p>
          </table:table-cell>
          <table:table-cell table:formula="of:=IF([.F3]=[.$F$1];[.A3];)" office:value-type="float" office:value="0" calcext:value-type="float">
            <text:p>0</text:p>
          </table:table-cell>
          <table:table-cell table:formula="of:=ISEVEN([.F3])" office:value-type="boolean" office:boolean-value="true" calcext:value-type="boolean">
            <text:p>VERO</text:p>
          </table:table-cell>
          <table:table-cell office:value-type="float" office:value="2" calcext:value-type="float">
            <text:p>2</text:p>
          </table:table-cell>
          <table:table-cell table:formula="of:=COUNTIF([.F$1:.F$76];[.$I3])" office:value-type="float" office:value="15" calcext:value-type="float">
            <text:p>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UNTIF([.F$1:.F$76];[.$N3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B2]" office:value-type="float" office:value="4" calcext:value-type="float">
            <text:p>4</text:p>
          </table:table-cell>
          <table:table-cell table:formula="of:=FIXED([.B4];0)" office:value-type="string" office:string-value="4" calcext:value-type="string">
            <text:p>4</text:p>
          </table:table-cell>
          <table:table-cell table:formula="of:=IF(FIXED(SQRT([.B4]);0)*FIXED(SQRT([.B4]);0)=[.B4];1;)" office:value-type="float" office:value="1" calcext:value-type="float">
            <text:p>1</text:p>
          </table:table-cell>
          <table:table-cell table:formula="of:=RIGHT([.C4];[.$L$1])" office:value-type="string" office:string-value="4" calcext:value-type="string">
            <text:p>4</text:p>
          </table:table-cell>
          <table:table-cell table:formula="of:=VALUE([.E4])" office:value-type="float" office:value="4" calcext:value-type="float">
            <text:p>4</text:p>
          </table:table-cell>
          <table:table-cell table:formula="of:=IF([.F4]=[.$F$1];[.A4];)" office:value-type="float" office:value="0" calcext:value-type="float">
            <text:p>0</text:p>
          </table:table-cell>
          <table:table-cell table:formula="of:=ISEVEN([.F4])" office:value-type="boolean" office:boolean-value="true" calcext:value-type="boolean">
            <text:p>VERO</text:p>
          </table:table-cell>
          <table:table-cell office:value-type="float" office:value="3" calcext:value-type="float">
            <text:p>3</text:p>
          </table:table-cell>
          <table:table-cell table:formula="of:=COUNTIF([.F$1:.F$76];[.$I4]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UNTIF([.F$1:.F$76];[.$N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B3]" office:value-type="float" office:value="6" calcext:value-type="float">
            <text:p>6</text:p>
          </table:table-cell>
          <table:table-cell table:formula="of:=FIXED([.B5];0)" office:value-type="string" office:string-value="6" calcext:value-type="string">
            <text:p>6</text:p>
          </table:table-cell>
          <table:table-cell table:formula="of:=IF(FIXED(SQRT([.B5]);0)*FIXED(SQRT([.B5]);0)=[.B5];1;)" office:value-type="float" office:value="0" calcext:value-type="float">
            <text:p>0</text:p>
          </table:table-cell>
          <table:table-cell table:formula="of:=RIGHT([.C5];[.$L$1])" office:value-type="string" office:string-value="6" calcext:value-type="string">
            <text:p>6</text:p>
          </table:table-cell>
          <table:table-cell table:formula="of:=VALUE([.E5])" office:value-type="float" office:value="6" calcext:value-type="float">
            <text:p>6</text:p>
          </table:table-cell>
          <table:table-cell table:formula="of:=IF([.F5]=[.$F$1];[.A5];)" office:value-type="float" office:value="0" calcext:value-type="float">
            <text:p>0</text:p>
          </table:table-cell>
          <table:table-cell table:formula="of:=ISEVEN([.F5])" office:value-type="boolean" office:boolean-value="true" calcext:value-type="boolean">
            <text:p>VERO</text:p>
          </table:table-cell>
          <table:table-cell office:value-type="float" office:value="4" calcext:value-type="float">
            <text:p>4</text:p>
          </table:table-cell>
          <table:table-cell table:formula="of:=COUNTIF([.F$1:.F$76];[.$I5])"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UNTIF([.F$1:.F$76];[.$N5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B4]" office:value-type="float" office:value="10" calcext:value-type="float">
            <text:p>10</text:p>
          </table:table-cell>
          <table:table-cell table:formula="of:=FIXED([.B6];0)" office:value-type="string" office:string-value="10" calcext:value-type="string">
            <text:p>10</text:p>
          </table:table-cell>
          <table:table-cell table:formula="of:=IF(FIXED(SQRT([.B6]);0)*FIXED(SQRT([.B6]);0)=[.B6];1;)" office:value-type="float" office:value="0" calcext:value-type="float">
            <text:p>0</text:p>
          </table:table-cell>
          <table:table-cell table:formula="of:=RIGHT([.C6];[.$L$1])" office:value-type="string" office:string-value="0" calcext:value-type="string">
            <text:p>0</text:p>
          </table:table-cell>
          <table:table-cell table:formula="of:=VALUE([.E6])" office:value-type="float" office:value="0" calcext:value-type="float">
            <text:p>0</text:p>
          </table:table-cell>
          <table:table-cell table:formula="of:=IF([.F6]=[.$F$1];[.A6];)" office:value-type="float" office:value="6" calcext:value-type="float">
            <text:p>6</text:p>
          </table:table-cell>
          <table:table-cell table:formula="of:=ISEVEN([.F6])" office:value-type="boolean" office:boolean-value="true" calcext:value-type="boolean">
            <text:p>VERO</text:p>
          </table:table-cell>
          <table:table-cell office:value-type="float" office:value="5" calcext:value-type="float">
            <text:p>5</text:p>
          </table:table-cell>
          <table:table-cell table:formula="of:=COUNTIF([.F$1:.F$76];[.$I6])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COUNTIF([.F$1:.F$76];[.$N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[.B5]" office:value-type="float" office:value="16" calcext:value-type="float">
            <text:p>16</text:p>
          </table:table-cell>
          <table:table-cell table:formula="of:=FIXED([.B7];0)" office:value-type="string" office:string-value="16" calcext:value-type="string">
            <text:p>16</text:p>
          </table:table-cell>
          <table:table-cell table:formula="of:=IF(FIXED(SQRT([.B7]);0)*FIXED(SQRT([.B7]);0)=[.B7];1;)" office:value-type="float" office:value="1" calcext:value-type="float">
            <text:p>1</text:p>
          </table:table-cell>
          <table:table-cell table:formula="of:=RIGHT([.C7];[.$L$1])" office:value-type="string" office:string-value="6" calcext:value-type="string">
            <text:p>6</text:p>
          </table:table-cell>
          <table:table-cell table:formula="of:=VALUE([.E7])" office:value-type="float" office:value="6" calcext:value-type="float">
            <text:p>6</text:p>
          </table:table-cell>
          <table:table-cell table:formula="of:=IF([.F7]=[.$F$1];[.A7];)" office:value-type="float" office:value="0" calcext:value-type="float">
            <text:p>0</text:p>
          </table:table-cell>
          <table:table-cell table:formula="of:=ISEVEN([.F7])" office:value-type="boolean" office:boolean-value="true" calcext:value-type="boolean">
            <text:p>VERO</text:p>
          </table:table-cell>
          <table:table-cell office:value-type="float" office:value="6" calcext:value-type="float">
            <text:p>6</text:p>
          </table:table-cell>
          <table:table-cell table:formula="of:=COUNTIF([.F$1:.F$76];[.$I7])" office:value-type="float" office:value="16" calcext:value-type="float">
            <text:p>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OUNTIF([.F$1:.F$76];[.$N7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B6]" office:value-type="float" office:value="26" calcext:value-type="float">
            <text:p>26</text:p>
          </table:table-cell>
          <table:table-cell table:formula="of:=FIXED([.B8];0)" office:value-type="string" office:string-value="26" calcext:value-type="string">
            <text:p>26</text:p>
          </table:table-cell>
          <table:table-cell table:formula="of:=IF(FIXED(SQRT([.B8]);0)*FIXED(SQRT([.B8]);0)=[.B8];1;)" office:value-type="float" office:value="0" calcext:value-type="float">
            <text:p>0</text:p>
          </table:table-cell>
          <table:table-cell table:formula="of:=RIGHT([.C8];[.$L$1])" office:value-type="string" office:string-value="6" calcext:value-type="string">
            <text:p>6</text:p>
          </table:table-cell>
          <table:table-cell table:formula="of:=VALUE([.E8])" office:value-type="float" office:value="6" calcext:value-type="float">
            <text:p>6</text:p>
          </table:table-cell>
          <table:table-cell table:formula="of:=IF([.F8]=[.$F$1];[.A8];)" office:value-type="float" office:value="0" calcext:value-type="float">
            <text:p>0</text:p>
          </table:table-cell>
          <table:table-cell table:formula="of:=ISEVEN([.F8])" office:value-type="boolean" office:boolean-value="true" calcext:value-type="boolean">
            <text:p>VERO</text:p>
          </table:table-cell>
          <table:table-cell office:value-type="float" office:value="7" calcext:value-type="float">
            <text:p>7</text:p>
          </table:table-cell>
          <table:table-cell table:formula="of:=COUNTIF([.F$1:.F$76];[.$I8])"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UNTIF([.F$1:.F$76];[.$N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B7]" office:value-type="float" office:value="42" calcext:value-type="float">
            <text:p>42</text:p>
          </table:table-cell>
          <table:table-cell table:formula="of:=FIXED([.B9];0)" office:value-type="string" office:string-value="42" calcext:value-type="string">
            <text:p>42</text:p>
          </table:table-cell>
          <table:table-cell table:formula="of:=IF(FIXED(SQRT([.B9]);0)*FIXED(SQRT([.B9]);0)=[.B9];1;)" office:value-type="float" office:value="0" calcext:value-type="float">
            <text:p>0</text:p>
          </table:table-cell>
          <table:table-cell table:formula="of:=RIGHT([.C9];[.$L$1])" office:value-type="string" office:string-value="2" calcext:value-type="string">
            <text:p>2</text:p>
          </table:table-cell>
          <table:table-cell table:formula="of:=VALUE([.E9])" office:value-type="float" office:value="2" calcext:value-type="float">
            <text:p>2</text:p>
          </table:table-cell>
          <table:table-cell table:formula="of:=IF([.F9]=[.$F$1];[.A9];)" office:value-type="float" office:value="0" calcext:value-type="float">
            <text:p>0</text:p>
          </table:table-cell>
          <table:table-cell table:formula="of:=ISEVEN([.F9])" office:value-type="boolean" office:boolean-value="true" calcext:value-type="boolean">
            <text:p>VERO</text:p>
          </table:table-cell>
          <table:table-cell office:value-type="float" office:value="8" calcext:value-type="float">
            <text:p>8</text:p>
          </table:table-cell>
          <table:table-cell table:formula="of:=COUNTIF([.F$1:.F$76];[.$I9])"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UNTIF([.F$1:.F$76];[.$N9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B8]" office:value-type="float" office:value="68" calcext:value-type="float">
            <text:p>68</text:p>
          </table:table-cell>
          <table:table-cell table:formula="of:=FIXED([.B10];0)" office:value-type="string" office:string-value="68" calcext:value-type="string">
            <text:p>68</text:p>
          </table:table-cell>
          <table:table-cell table:formula="of:=IF(FIXED(SQRT([.B10]);0)*FIXED(SQRT([.B10]);0)=[.B10];1;)" office:value-type="float" office:value="0" calcext:value-type="float">
            <text:p>0</text:p>
          </table:table-cell>
          <table:table-cell table:formula="of:=RIGHT([.C10];[.$L$1])" office:value-type="string" office:string-value="8" calcext:value-type="string">
            <text:p>8</text:p>
          </table:table-cell>
          <table:table-cell table:formula="of:=VALUE([.E10])" office:value-type="float" office:value="8" calcext:value-type="float">
            <text:p>8</text:p>
          </table:table-cell>
          <table:table-cell table:formula="of:=IF([.F10]=[.$F$1];[.A10];)" office:value-type="float" office:value="0" calcext:value-type="float">
            <text:p>0</text:p>
          </table:table-cell>
          <table:table-cell table:formula="of:=ISEVEN([.F10])" office:value-type="boolean" office:boolean-value="true" calcext:value-type="boolean">
            <text:p>VERO</text:p>
          </table:table-cell>
          <table:table-cell office:value-type="float" office:value="9" calcext:value-type="float">
            <text:p>9</text:p>
          </table:table-cell>
          <table:table-cell table:formula="of:=COUNTIF([.F$1:.F$76];[.$I10])"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UNTIF([.F$1:.F$76];[.$N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[.B9]" office:value-type="float" office:value="110" calcext:value-type="float">
            <text:p>110</text:p>
          </table:table-cell>
          <table:table-cell table:formula="of:=FIXED([.B11];0)" office:value-type="string" office:string-value="110" calcext:value-type="string">
            <text:p>110</text:p>
          </table:table-cell>
          <table:table-cell table:formula="of:=IF(FIXED(SQRT([.B11]);0)*FIXED(SQRT([.B11]);0)=[.B11];1;)" office:value-type="float" office:value="0" calcext:value-type="float">
            <text:p>0</text:p>
          </table:table-cell>
          <table:table-cell table:formula="of:=RIGHT([.C11];[.$L$1])" office:value-type="string" office:string-value="0" calcext:value-type="string">
            <text:p>0</text:p>
          </table:table-cell>
          <table:table-cell table:formula="of:=VALUE([.E11])" office:value-type="float" office:value="0" calcext:value-type="float">
            <text:p>0</text:p>
          </table:table-cell>
          <table:table-cell table:formula="of:=IF([.F11]=[.$F$1];[.A11];)" office:value-type="float" office:value="11" calcext:value-type="float">
            <text:p>11</text:p>
          </table:table-cell>
          <table:table-cell table:formula="of:=ISEVEN([.F11])" office:value-type="boolean" office:boolean-value="true" calcext:value-type="boolean">
            <text:p>VERO</text:p>
          </table:table-cell>
          <table:table-cell/>
          <table:table-cell table:formula="of:=SUM([.J1:.J10])" office:value-type="float" office:value="76" calcext:value-type="float">
            <text:p>7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UNTIF([.F$1:.F$76];[.$N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B10]" office:value-type="float" office:value="178" calcext:value-type="float">
            <text:p>178</text:p>
          </table:table-cell>
          <table:table-cell table:formula="of:=FIXED([.B12];0)" office:value-type="string" office:string-value="178" calcext:value-type="string">
            <text:p>178</text:p>
          </table:table-cell>
          <table:table-cell table:formula="of:=IF(FIXED(SQRT([.B12]);0)*FIXED(SQRT([.B12]);0)=[.B12];1;)" office:value-type="float" office:value="0" calcext:value-type="float">
            <text:p>0</text:p>
          </table:table-cell>
          <table:table-cell table:formula="of:=RIGHT([.C12];[.$L$1])" office:value-type="string" office:string-value="8" calcext:value-type="string">
            <text:p>8</text:p>
          </table:table-cell>
          <table:table-cell table:formula="of:=VALUE([.E12])" office:value-type="float" office:value="8" calcext:value-type="float">
            <text:p>8</text:p>
          </table:table-cell>
          <table:table-cell table:formula="of:=IF([.F12]=[.$F$1];[.A12];)" office:value-type="float" office:value="0" calcext:value-type="float">
            <text:p>0</text:p>
          </table:table-cell>
          <table:table-cell table:formula="of:=ISEVEN([.F12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COUNTIF([.F$1:.F$76];[.$N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[.B11]" office:value-type="float" office:value="288" calcext:value-type="float">
            <text:p>288</text:p>
          </table:table-cell>
          <table:table-cell table:formula="of:=FIXED([.B13];0)" office:value-type="string" office:string-value="288" calcext:value-type="string">
            <text:p>288</text:p>
          </table:table-cell>
          <table:table-cell table:formula="of:=IF(FIXED(SQRT([.B13]);0)*FIXED(SQRT([.B13]);0)=[.B13];1;)" office:value-type="float" office:value="0" calcext:value-type="float">
            <text:p>0</text:p>
          </table:table-cell>
          <table:table-cell table:formula="of:=RIGHT([.C13];[.$L$1])" office:value-type="string" office:string-value="8" calcext:value-type="string">
            <text:p>8</text:p>
          </table:table-cell>
          <table:table-cell table:formula="of:=VALUE([.E13])" office:value-type="float" office:value="8" calcext:value-type="float">
            <text:p>8</text:p>
          </table:table-cell>
          <table:table-cell table:formula="of:=IF([.F13]=[.$F$1];[.A13];)" office:value-type="float" office:value="0" calcext:value-type="float">
            <text:p>0</text:p>
          </table:table-cell>
          <table:table-cell table:formula="of:=ISEVEN([.F13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COUNTIF([.F$1:.F$76];[.$N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B12]" office:value-type="float" office:value="466" calcext:value-type="float">
            <text:p>466</text:p>
          </table:table-cell>
          <table:table-cell table:formula="of:=FIXED([.B14];0)" office:value-type="string" office:string-value="466" calcext:value-type="string">
            <text:p>466</text:p>
          </table:table-cell>
          <table:table-cell table:formula="of:=IF(FIXED(SQRT([.B14]);0)*FIXED(SQRT([.B14]);0)=[.B14];1;)" office:value-type="float" office:value="0" calcext:value-type="float">
            <text:p>0</text:p>
          </table:table-cell>
          <table:table-cell table:formula="of:=RIGHT([.C14];[.$L$1])" office:value-type="string" office:string-value="6" calcext:value-type="string">
            <text:p>6</text:p>
          </table:table-cell>
          <table:table-cell table:formula="of:=VALUE([.E14])" office:value-type="float" office:value="6" calcext:value-type="float">
            <text:p>6</text:p>
          </table:table-cell>
          <table:table-cell table:formula="of:=IF([.F14]=[.$F$1];[.A14];)" office:value-type="float" office:value="0" calcext:value-type="float">
            <text:p>0</text:p>
          </table:table-cell>
          <table:table-cell table:formula="of:=ISEVEN([.F14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COUNTIF([.F$1:.F$76];[.$N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[.B13]" office:value-type="float" office:value="754" calcext:value-type="float">
            <text:p>754</text:p>
          </table:table-cell>
          <table:table-cell table:formula="of:=FIXED([.B15];0)" office:value-type="string" office:string-value="754" calcext:value-type="string">
            <text:p>754</text:p>
          </table:table-cell>
          <table:table-cell table:formula="of:=IF(FIXED(SQRT([.B15]);0)*FIXED(SQRT([.B15]);0)=[.B15];1;)" office:value-type="float" office:value="0" calcext:value-type="float">
            <text:p>0</text:p>
          </table:table-cell>
          <table:table-cell table:formula="of:=RIGHT([.C15];[.$L$1])" office:value-type="string" office:string-value="4" calcext:value-type="string">
            <text:p>4</text:p>
          </table:table-cell>
          <table:table-cell table:formula="of:=VALUE([.E15])" office:value-type="float" office:value="4" calcext:value-type="float">
            <text:p>4</text:p>
          </table:table-cell>
          <table:table-cell table:formula="of:=IF([.F15]=[.$F$1];[.A15];)" office:value-type="float" office:value="0" calcext:value-type="float">
            <text:p>0</text:p>
          </table:table-cell>
          <table:table-cell table:formula="of:=ISEVEN([.F15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COUNTIF([.F$1:.F$76];[.$N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B14]" office:value-type="float" office:value="1220" calcext:value-type="float">
            <text:p>1220</text:p>
          </table:table-cell>
          <table:table-cell table:formula="of:=FIXED([.B16];0)" office:value-type="string" office:string-value="1.220" calcext:value-type="string">
            <text:p>1.220</text:p>
          </table:table-cell>
          <table:table-cell table:formula="of:=IF(FIXED(SQRT([.B16]);0)*FIXED(SQRT([.B16]);0)=[.B16];1;)" office:value-type="float" office:value="0" calcext:value-type="float">
            <text:p>0</text:p>
          </table:table-cell>
          <table:table-cell table:formula="of:=RIGHT([.C16];[.$L$1])" office:value-type="string" office:string-value="0" calcext:value-type="string">
            <text:p>0</text:p>
          </table:table-cell>
          <table:table-cell table:formula="of:=VALUE([.E16])" office:value-type="float" office:value="0" calcext:value-type="float">
            <text:p>0</text:p>
          </table:table-cell>
          <table:table-cell table:formula="of:=IF([.F16]=[.$F$1];[.A16];)" office:value-type="float" office:value="16" calcext:value-type="float">
            <text:p>16</text:p>
          </table:table-cell>
          <table:table-cell table:formula="of:=ISEVEN([.F16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formula="of:=COUNTIF([.F$1:.F$76];[.$N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[.B15]" office:value-type="float" office:value="1974" calcext:value-type="float">
            <text:p>1974</text:p>
          </table:table-cell>
          <table:table-cell table:formula="of:=FIXED([.B17];0)" office:value-type="string" office:string-value="1.974" calcext:value-type="string">
            <text:p>1.974</text:p>
          </table:table-cell>
          <table:table-cell table:formula="of:=IF(FIXED(SQRT([.B17]);0)*FIXED(SQRT([.B17]);0)=[.B17];1;)" office:value-type="float" office:value="0" calcext:value-type="float">
            <text:p>0</text:p>
          </table:table-cell>
          <table:table-cell table:formula="of:=RIGHT([.C17];[.$L$1])" office:value-type="string" office:string-value="4" calcext:value-type="string">
            <text:p>4</text:p>
          </table:table-cell>
          <table:table-cell table:formula="of:=VALUE([.E17])" office:value-type="float" office:value="4" calcext:value-type="float">
            <text:p>4</text:p>
          </table:table-cell>
          <table:table-cell table:formula="of:=IF([.F17]=[.$F$1];[.A17];)" office:value-type="float" office:value="0" calcext:value-type="float">
            <text:p>0</text:p>
          </table:table-cell>
          <table:table-cell table:formula="of:=ISEVEN([.F17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COUNTIF([.F$1:.F$76];[.$N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B16]" office:value-type="float" office:value="3194" calcext:value-type="float">
            <text:p>3194</text:p>
          </table:table-cell>
          <table:table-cell table:formula="of:=FIXED([.B18];0)" office:value-type="string" office:string-value="3.194" calcext:value-type="string">
            <text:p>3.194</text:p>
          </table:table-cell>
          <table:table-cell table:formula="of:=IF(FIXED(SQRT([.B18]);0)*FIXED(SQRT([.B18]);0)=[.B18];1;)" office:value-type="float" office:value="0" calcext:value-type="float">
            <text:p>0</text:p>
          </table:table-cell>
          <table:table-cell table:formula="of:=RIGHT([.C18];[.$L$1])" office:value-type="string" office:string-value="4" calcext:value-type="string">
            <text:p>4</text:p>
          </table:table-cell>
          <table:table-cell table:formula="of:=VALUE([.E18])" office:value-type="float" office:value="4" calcext:value-type="float">
            <text:p>4</text:p>
          </table:table-cell>
          <table:table-cell table:formula="of:=IF([.F18]=[.$F$1];[.A18];)" office:value-type="float" office:value="0" calcext:value-type="float">
            <text:p>0</text:p>
          </table:table-cell>
          <table:table-cell table:formula="of:=ISEVEN([.F18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COUNTIF([.F$1:.F$76];[.$N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[.B17]" office:value-type="float" office:value="5168" calcext:value-type="float">
            <text:p>5168</text:p>
          </table:table-cell>
          <table:table-cell table:formula="of:=FIXED([.B19];0)" office:value-type="string" office:string-value="5.168" calcext:value-type="string">
            <text:p>5.168</text:p>
          </table:table-cell>
          <table:table-cell table:formula="of:=IF(FIXED(SQRT([.B19]);0)*FIXED(SQRT([.B19]);0)=[.B19];1;)" office:value-type="float" office:value="0" calcext:value-type="float">
            <text:p>0</text:p>
          </table:table-cell>
          <table:table-cell table:formula="of:=RIGHT([.C19];[.$L$1])" office:value-type="string" office:string-value="8" calcext:value-type="string">
            <text:p>8</text:p>
          </table:table-cell>
          <table:table-cell table:formula="of:=VALUE([.E19])" office:value-type="float" office:value="8" calcext:value-type="float">
            <text:p>8</text:p>
          </table:table-cell>
          <table:table-cell table:formula="of:=IF([.F19]=[.$F$1];[.A19];)" office:value-type="float" office:value="0" calcext:value-type="float">
            <text:p>0</text:p>
          </table:table-cell>
          <table:table-cell table:formula="of:=ISEVEN([.F19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formula="of:=COUNTIF([.F$1:.F$76];[.$N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B18]" office:value-type="float" office:value="8362" calcext:value-type="float">
            <text:p>8362</text:p>
          </table:table-cell>
          <table:table-cell table:formula="of:=FIXED([.B20];0)" office:value-type="string" office:string-value="8.362" calcext:value-type="string">
            <text:p>8.362</text:p>
          </table:table-cell>
          <table:table-cell table:formula="of:=IF(FIXED(SQRT([.B20]);0)*FIXED(SQRT([.B20]);0)=[.B20];1;)" office:value-type="float" office:value="0" calcext:value-type="float">
            <text:p>0</text:p>
          </table:table-cell>
          <table:table-cell table:formula="of:=RIGHT([.C20];[.$L$1])" office:value-type="string" office:string-value="2" calcext:value-type="string">
            <text:p>2</text:p>
          </table:table-cell>
          <table:table-cell table:formula="of:=VALUE([.E20])" office:value-type="float" office:value="2" calcext:value-type="float">
            <text:p>2</text:p>
          </table:table-cell>
          <table:table-cell table:formula="of:=IF([.F20]=[.$F$1];[.A20];)" office:value-type="float" office:value="0" calcext:value-type="float">
            <text:p>0</text:p>
          </table:table-cell>
          <table:table-cell table:formula="of:=ISEVEN([.F20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COUNTIF([.F$1:.F$76];[.$N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[.B19]" office:value-type="float" office:value="13530" calcext:value-type="float">
            <text:p>13530</text:p>
          </table:table-cell>
          <table:table-cell table:formula="of:=FIXED([.B21];0)" office:value-type="string" office:string-value="13.530" calcext:value-type="string">
            <text:p>13.530</text:p>
          </table:table-cell>
          <table:table-cell table:formula="of:=IF(FIXED(SQRT([.B21]);0)*FIXED(SQRT([.B21]);0)=[.B21];1;)" office:value-type="float" office:value="0" calcext:value-type="float">
            <text:p>0</text:p>
          </table:table-cell>
          <table:table-cell table:formula="of:=RIGHT([.C21];[.$L$1])" office:value-type="string" office:string-value="0" calcext:value-type="string">
            <text:p>0</text:p>
          </table:table-cell>
          <table:table-cell table:formula="of:=VALUE([.E21])" office:value-type="float" office:value="0" calcext:value-type="float">
            <text:p>0</text:p>
          </table:table-cell>
          <table:table-cell table:formula="of:=IF([.F21]=[.$F$1];[.A21];)" office:value-type="float" office:value="21" calcext:value-type="float">
            <text:p>21</text:p>
          </table:table-cell>
          <table:table-cell table:formula="of:=ISEVEN([.F21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COUNTIF([.F$1:.F$76];[.$N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[.B20]" office:value-type="float" office:value="21892" calcext:value-type="float">
            <text:p>21892</text:p>
          </table:table-cell>
          <table:table-cell table:formula="of:=FIXED([.B22];0)" office:value-type="string" office:string-value="21.892" calcext:value-type="string">
            <text:p>21.892</text:p>
          </table:table-cell>
          <table:table-cell table:formula="of:=IF(FIXED(SQRT([.B22]);0)*FIXED(SQRT([.B22]);0)=[.B22];1;)" office:value-type="float" office:value="0" calcext:value-type="float">
            <text:p>0</text:p>
          </table:table-cell>
          <table:table-cell table:formula="of:=RIGHT([.C22];[.$L$1])" office:value-type="string" office:string-value="2" calcext:value-type="string">
            <text:p>2</text:p>
          </table:table-cell>
          <table:table-cell table:formula="of:=VALUE([.E22])" office:value-type="float" office:value="2" calcext:value-type="float">
            <text:p>2</text:p>
          </table:table-cell>
          <table:table-cell table:formula="of:=IF([.F22]=[.$F$1];[.A22];)" office:value-type="float" office:value="0" calcext:value-type="float">
            <text:p>0</text:p>
          </table:table-cell>
          <table:table-cell table:formula="of:=ISEVEN([.F22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COUNTIF([.F$1:.F$76];[.$N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[.B21]" office:value-type="float" office:value="35422" calcext:value-type="float">
            <text:p>35422</text:p>
          </table:table-cell>
          <table:table-cell table:formula="of:=FIXED([.B23];0)" office:value-type="string" office:string-value="35.422" calcext:value-type="string">
            <text:p>35.422</text:p>
          </table:table-cell>
          <table:table-cell table:formula="of:=IF(FIXED(SQRT([.B23]);0)*FIXED(SQRT([.B23]);0)=[.B23];1;)" office:value-type="float" office:value="0" calcext:value-type="float">
            <text:p>0</text:p>
          </table:table-cell>
          <table:table-cell table:formula="of:=RIGHT([.C23];[.$L$1])" office:value-type="string" office:string-value="2" calcext:value-type="string">
            <text:p>2</text:p>
          </table:table-cell>
          <table:table-cell table:formula="of:=VALUE([.E23])" office:value-type="float" office:value="2" calcext:value-type="float">
            <text:p>2</text:p>
          </table:table-cell>
          <table:table-cell table:formula="of:=IF([.F23]=[.$F$1];[.A23];)" office:value-type="float" office:value="0" calcext:value-type="float">
            <text:p>0</text:p>
          </table:table-cell>
          <table:table-cell table:formula="of:=ISEVEN([.F23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formula="of:=COUNTIF([.F$1:.F$76];[.$N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[.B22]" office:value-type="float" office:value="57314" calcext:value-type="float">
            <text:p>57314</text:p>
          </table:table-cell>
          <table:table-cell table:formula="of:=FIXED([.B24];0)" office:value-type="string" office:string-value="57.314" calcext:value-type="string">
            <text:p>57.314</text:p>
          </table:table-cell>
          <table:table-cell table:formula="of:=IF(FIXED(SQRT([.B24]);0)*FIXED(SQRT([.B24]);0)=[.B24];1;)" office:value-type="float" office:value="0" calcext:value-type="float">
            <text:p>0</text:p>
          </table:table-cell>
          <table:table-cell table:formula="of:=RIGHT([.C24];[.$L$1])" office:value-type="string" office:string-value="4" calcext:value-type="string">
            <text:p>4</text:p>
          </table:table-cell>
          <table:table-cell table:formula="of:=VALUE([.E24])" office:value-type="float" office:value="4" calcext:value-type="float">
            <text:p>4</text:p>
          </table:table-cell>
          <table:table-cell table:formula="of:=IF([.F24]=[.$F$1];[.A24];)" office:value-type="float" office:value="0" calcext:value-type="float">
            <text:p>0</text:p>
          </table:table-cell>
          <table:table-cell table:formula="of:=ISEVEN([.F24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formula="of:=COUNTIF([.F$1:.F$76];[.$N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[.B23]" office:value-type="float" office:value="92736" calcext:value-type="float">
            <text:p>92736</text:p>
          </table:table-cell>
          <table:table-cell table:formula="of:=FIXED([.B25];0)" office:value-type="string" office:string-value="92.736" calcext:value-type="string">
            <text:p>92.736</text:p>
          </table:table-cell>
          <table:table-cell table:formula="of:=IF(FIXED(SQRT([.B25]);0)*FIXED(SQRT([.B25]);0)=[.B25];1;)" office:value-type="float" office:value="0" calcext:value-type="float">
            <text:p>0</text:p>
          </table:table-cell>
          <table:table-cell table:formula="of:=RIGHT([.C25];[.$L$1])" office:value-type="string" office:string-value="6" calcext:value-type="string">
            <text:p>6</text:p>
          </table:table-cell>
          <table:table-cell table:formula="of:=VALUE([.E25])" office:value-type="float" office:value="6" calcext:value-type="float">
            <text:p>6</text:p>
          </table:table-cell>
          <table:table-cell table:formula="of:=IF([.F25]=[.$F$1];[.A25];)" office:value-type="float" office:value="0" calcext:value-type="float">
            <text:p>0</text:p>
          </table:table-cell>
          <table:table-cell table:formula="of:=ISEVEN([.F25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COUNTIF([.F$1:.F$76];[.$N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[.B24]" office:value-type="float" office:value="150050" calcext:value-type="float">
            <text:p>150050</text:p>
          </table:table-cell>
          <table:table-cell table:formula="of:=FIXED([.B26];0)" office:value-type="string" office:string-value="150.050" calcext:value-type="string">
            <text:p>150.050</text:p>
          </table:table-cell>
          <table:table-cell table:formula="of:=IF(FIXED(SQRT([.B26]);0)*FIXED(SQRT([.B26]);0)=[.B26];1;)" office:value-type="float" office:value="0" calcext:value-type="float">
            <text:p>0</text:p>
          </table:table-cell>
          <table:table-cell table:formula="of:=RIGHT([.C26];[.$L$1])" office:value-type="string" office:string-value="0" calcext:value-type="string">
            <text:p>0</text:p>
          </table:table-cell>
          <table:table-cell table:formula="of:=VALUE([.E26])" office:value-type="float" office:value="0" calcext:value-type="float">
            <text:p>0</text:p>
          </table:table-cell>
          <table:table-cell table:formula="of:=IF([.F26]=[.$F$1];[.A26];)" office:value-type="float" office:value="26" calcext:value-type="float">
            <text:p>26</text:p>
          </table:table-cell>
          <table:table-cell table:formula="of:=ISEVEN([.F26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COUNTIF([.F$1:.F$76];[.$N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[.B25]" office:value-type="float" office:value="242786" calcext:value-type="float">
            <text:p>242786</text:p>
          </table:table-cell>
          <table:table-cell table:formula="of:=FIXED([.B27];0)" office:value-type="string" office:string-value="242.786" calcext:value-type="string">
            <text:p>242.786</text:p>
          </table:table-cell>
          <table:table-cell table:formula="of:=IF(FIXED(SQRT([.B27]);0)*FIXED(SQRT([.B27]);0)=[.B27];1;)" office:value-type="float" office:value="0" calcext:value-type="float">
            <text:p>0</text:p>
          </table:table-cell>
          <table:table-cell table:formula="of:=RIGHT([.C27];[.$L$1])" office:value-type="string" office:string-value="6" calcext:value-type="string">
            <text:p>6</text:p>
          </table:table-cell>
          <table:table-cell table:formula="of:=VALUE([.E27])" office:value-type="float" office:value="6" calcext:value-type="float">
            <text:p>6</text:p>
          </table:table-cell>
          <table:table-cell table:formula="of:=IF([.F27]=[.$F$1];[.A27];)" office:value-type="float" office:value="0" calcext:value-type="float">
            <text:p>0</text:p>
          </table:table-cell>
          <table:table-cell table:formula="of:=ISEVEN([.F27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COUNTIF([.F$1:.F$76];[.$N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[.B26]" office:value-type="float" office:value="392836" calcext:value-type="float">
            <text:p>392836</text:p>
          </table:table-cell>
          <table:table-cell table:formula="of:=FIXED([.B28];0)" office:value-type="string" office:string-value="392.836" calcext:value-type="string">
            <text:p>392.836</text:p>
          </table:table-cell>
          <table:table-cell table:formula="of:=IF(FIXED(SQRT([.B28]);0)*FIXED(SQRT([.B28]);0)=[.B28];1;)" office:value-type="float" office:value="0" calcext:value-type="float">
            <text:p>0</text:p>
          </table:table-cell>
          <table:table-cell table:formula="of:=RIGHT([.C28];[.$L$1])" office:value-type="string" office:string-value="6" calcext:value-type="string">
            <text:p>6</text:p>
          </table:table-cell>
          <table:table-cell table:formula="of:=VALUE([.E28])" office:value-type="float" office:value="6" calcext:value-type="float">
            <text:p>6</text:p>
          </table:table-cell>
          <table:table-cell table:formula="of:=IF([.F28]=[.$F$1];[.A28];)" office:value-type="float" office:value="0" calcext:value-type="float">
            <text:p>0</text:p>
          </table:table-cell>
          <table:table-cell table:formula="of:=ISEVEN([.F28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COUNTIF([.F$1:.F$76];[.$N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[.B27]" office:value-type="float" office:value="635622" calcext:value-type="float">
            <text:p>635622</text:p>
          </table:table-cell>
          <table:table-cell table:formula="of:=FIXED([.B29];0)" office:value-type="string" office:string-value="635.622" calcext:value-type="string">
            <text:p>635.622</text:p>
          </table:table-cell>
          <table:table-cell table:formula="of:=IF(FIXED(SQRT([.B29]);0)*FIXED(SQRT([.B29]);0)=[.B29];1;)" office:value-type="float" office:value="0" calcext:value-type="float">
            <text:p>0</text:p>
          </table:table-cell>
          <table:table-cell table:formula="of:=RIGHT([.C29];[.$L$1])" office:value-type="string" office:string-value="2" calcext:value-type="string">
            <text:p>2</text:p>
          </table:table-cell>
          <table:table-cell table:formula="of:=VALUE([.E29])" office:value-type="float" office:value="2" calcext:value-type="float">
            <text:p>2</text:p>
          </table:table-cell>
          <table:table-cell table:formula="of:=IF([.F29]=[.$F$1];[.A29];)" office:value-type="float" office:value="0" calcext:value-type="float">
            <text:p>0</text:p>
          </table:table-cell>
          <table:table-cell table:formula="of:=ISEVEN([.F29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COUNTIF([.F$1:.F$76];[.$N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[.B28]" office:value-type="float" office:value="1028458" calcext:value-type="float">
            <text:p>1028458</text:p>
          </table:table-cell>
          <table:table-cell table:formula="of:=FIXED([.B30];0)" office:value-type="string" office:string-value="1.028.458" calcext:value-type="string">
            <text:p>1.028.458</text:p>
          </table:table-cell>
          <table:table-cell table:formula="of:=IF(FIXED(SQRT([.B30]);0)*FIXED(SQRT([.B30]);0)=[.B30];1;)" office:value-type="float" office:value="0" calcext:value-type="float">
            <text:p>0</text:p>
          </table:table-cell>
          <table:table-cell table:formula="of:=RIGHT([.C30];[.$L$1])" office:value-type="string" office:string-value="8" calcext:value-type="string">
            <text:p>8</text:p>
          </table:table-cell>
          <table:table-cell table:formula="of:=VALUE([.E30])" office:value-type="float" office:value="8" calcext:value-type="float">
            <text:p>8</text:p>
          </table:table-cell>
          <table:table-cell table:formula="of:=IF([.F30]=[.$F$1];[.A30];)" office:value-type="float" office:value="0" calcext:value-type="float">
            <text:p>0</text:p>
          </table:table-cell>
          <table:table-cell table:formula="of:=ISEVEN([.F30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COUNTIF([.F$1:.F$76];[.$N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[.B29]" office:value-type="float" office:value="1664080" calcext:value-type="float">
            <text:p>1664080</text:p>
          </table:table-cell>
          <table:table-cell table:formula="of:=FIXED([.B31];0)" office:value-type="string" office:string-value="1.664.080" calcext:value-type="string">
            <text:p>1.664.080</text:p>
          </table:table-cell>
          <table:table-cell table:formula="of:=IF(FIXED(SQRT([.B31]);0)*FIXED(SQRT([.B31]);0)=[.B31];1;)" office:value-type="float" office:value="0" calcext:value-type="float">
            <text:p>0</text:p>
          </table:table-cell>
          <table:table-cell table:formula="of:=RIGHT([.C31];[.$L$1])" office:value-type="string" office:string-value="0" calcext:value-type="string">
            <text:p>0</text:p>
          </table:table-cell>
          <table:table-cell table:formula="of:=VALUE([.E31])" office:value-type="float" office:value="0" calcext:value-type="float">
            <text:p>0</text:p>
          </table:table-cell>
          <table:table-cell table:formula="of:=IF([.F31]=[.$F$1];[.A31];)" office:value-type="float" office:value="31" calcext:value-type="float">
            <text:p>31</text:p>
          </table:table-cell>
          <table:table-cell table:formula="of:=ISEVEN([.F31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COUNTIF([.F$1:.F$76];[.$N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[.B30]" office:value-type="float" office:value="2692538" calcext:value-type="float">
            <text:p>2692538</text:p>
          </table:table-cell>
          <table:table-cell table:formula="of:=FIXED([.B32];0)" office:value-type="string" office:string-value="2.692.538" calcext:value-type="string">
            <text:p>2.692.538</text:p>
          </table:table-cell>
          <table:table-cell table:formula="of:=IF(FIXED(SQRT([.B32]);0)*FIXED(SQRT([.B32]);0)=[.B32];1;)" office:value-type="float" office:value="0" calcext:value-type="float">
            <text:p>0</text:p>
          </table:table-cell>
          <table:table-cell table:formula="of:=RIGHT([.C32];[.$L$1])" office:value-type="string" office:string-value="8" calcext:value-type="string">
            <text:p>8</text:p>
          </table:table-cell>
          <table:table-cell table:formula="of:=VALUE([.E32])" office:value-type="float" office:value="8" calcext:value-type="float">
            <text:p>8</text:p>
          </table:table-cell>
          <table:table-cell table:formula="of:=IF([.F32]=[.$F$1];[.A32];)" office:value-type="float" office:value="0" calcext:value-type="float">
            <text:p>0</text:p>
          </table:table-cell>
          <table:table-cell table:formula="of:=ISEVEN([.F32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COUNTIF([.F$1:.F$76];[.$N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[.B31]" office:value-type="float" office:value="4356618" calcext:value-type="float">
            <text:p>4356618</text:p>
          </table:table-cell>
          <table:table-cell table:formula="of:=FIXED([.B33];0)" office:value-type="string" office:string-value="4.356.618" calcext:value-type="string">
            <text:p>4.356.618</text:p>
          </table:table-cell>
          <table:table-cell table:formula="of:=IF(FIXED(SQRT([.B33]);0)*FIXED(SQRT([.B33]);0)=[.B33];1;)" office:value-type="float" office:value="0" calcext:value-type="float">
            <text:p>0</text:p>
          </table:table-cell>
          <table:table-cell table:formula="of:=RIGHT([.C33];[.$L$1])" office:value-type="string" office:string-value="8" calcext:value-type="string">
            <text:p>8</text:p>
          </table:table-cell>
          <table:table-cell table:formula="of:=VALUE([.E33])" office:value-type="float" office:value="8" calcext:value-type="float">
            <text:p>8</text:p>
          </table:table-cell>
          <table:table-cell table:formula="of:=IF([.F33]=[.$F$1];[.A33];)" office:value-type="float" office:value="0" calcext:value-type="float">
            <text:p>0</text:p>
          </table:table-cell>
          <table:table-cell table:formula="of:=ISEVEN([.F33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COUNTIF([.F$1:.F$76];[.$N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[.B32]" office:value-type="float" office:value="7049156" calcext:value-type="float">
            <text:p>7049156</text:p>
          </table:table-cell>
          <table:table-cell table:formula="of:=FIXED([.B34];0)" office:value-type="string" office:string-value="7.049.156" calcext:value-type="string">
            <text:p>7.049.156</text:p>
          </table:table-cell>
          <table:table-cell table:formula="of:=IF(FIXED(SQRT([.B34]);0)*FIXED(SQRT([.B34]);0)=[.B34];1;)" office:value-type="float" office:value="0" calcext:value-type="float">
            <text:p>0</text:p>
          </table:table-cell>
          <table:table-cell table:formula="of:=RIGHT([.C34];[.$L$1])" office:value-type="string" office:string-value="6" calcext:value-type="string">
            <text:p>6</text:p>
          </table:table-cell>
          <table:table-cell table:formula="of:=VALUE([.E34])" office:value-type="float" office:value="6" calcext:value-type="float">
            <text:p>6</text:p>
          </table:table-cell>
          <table:table-cell table:formula="of:=IF([.F34]=[.$F$1];[.A34];)" office:value-type="float" office:value="0" calcext:value-type="float">
            <text:p>0</text:p>
          </table:table-cell>
          <table:table-cell table:formula="of:=ISEVEN([.F34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COUNTIF([.F$1:.F$76];[.$N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[.B33]" office:value-type="float" office:value="11405774" calcext:value-type="float">
            <text:p>11405774</text:p>
          </table:table-cell>
          <table:table-cell table:formula="of:=FIXED([.B35];0)" office:value-type="string" office:string-value="11.405.774" calcext:value-type="string">
            <text:p>11.405.774</text:p>
          </table:table-cell>
          <table:table-cell table:formula="of:=IF(FIXED(SQRT([.B35]);0)*FIXED(SQRT([.B35]);0)=[.B35];1;)" office:value-type="float" office:value="0" calcext:value-type="float">
            <text:p>0</text:p>
          </table:table-cell>
          <table:table-cell table:formula="of:=RIGHT([.C35];[.$L$1])" office:value-type="string" office:string-value="4" calcext:value-type="string">
            <text:p>4</text:p>
          </table:table-cell>
          <table:table-cell table:formula="of:=VALUE([.E35])" office:value-type="float" office:value="4" calcext:value-type="float">
            <text:p>4</text:p>
          </table:table-cell>
          <table:table-cell table:formula="of:=IF([.F35]=[.$F$1];[.A35];)" office:value-type="float" office:value="0" calcext:value-type="float">
            <text:p>0</text:p>
          </table:table-cell>
          <table:table-cell table:formula="of:=ISEVEN([.F35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COUNTIF([.F$1:.F$76];[.$N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[.B34]" office:value-type="float" office:value="18454930" calcext:value-type="float">
            <text:p>18454930</text:p>
          </table:table-cell>
          <table:table-cell table:formula="of:=FIXED([.B36];0)" office:value-type="string" office:string-value="18.454.930" calcext:value-type="string">
            <text:p>18.454.930</text:p>
          </table:table-cell>
          <table:table-cell table:formula="of:=IF(FIXED(SQRT([.B36]);0)*FIXED(SQRT([.B36]);0)=[.B36];1;)" office:value-type="float" office:value="0" calcext:value-type="float">
            <text:p>0</text:p>
          </table:table-cell>
          <table:table-cell table:formula="of:=RIGHT([.C36];[.$L$1])" office:value-type="string" office:string-value="0" calcext:value-type="string">
            <text:p>0</text:p>
          </table:table-cell>
          <table:table-cell table:formula="of:=VALUE([.E36])" office:value-type="float" office:value="0" calcext:value-type="float">
            <text:p>0</text:p>
          </table:table-cell>
          <table:table-cell table:formula="of:=IF([.F36]=[.$F$1];[.A36];)" office:value-type="float" office:value="36" calcext:value-type="float">
            <text:p>36</text:p>
          </table:table-cell>
          <table:table-cell table:formula="of:=ISEVEN([.F36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COUNTIF([.F$1:.F$76];[.$N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[.B35]" office:value-type="float" office:value="29860704" calcext:value-type="float">
            <text:p>29860704</text:p>
          </table:table-cell>
          <table:table-cell table:formula="of:=FIXED([.B37];0)" office:value-type="string" office:string-value="29.860.704" calcext:value-type="string">
            <text:p>29.860.704</text:p>
          </table:table-cell>
          <table:table-cell table:formula="of:=IF(FIXED(SQRT([.B37]);0)*FIXED(SQRT([.B37]);0)=[.B37];1;)" office:value-type="float" office:value="0" calcext:value-type="float">
            <text:p>0</text:p>
          </table:table-cell>
          <table:table-cell table:formula="of:=RIGHT([.C37];[.$L$1])" office:value-type="string" office:string-value="4" calcext:value-type="string">
            <text:p>4</text:p>
          </table:table-cell>
          <table:table-cell table:formula="of:=VALUE([.E37])" office:value-type="float" office:value="4" calcext:value-type="float">
            <text:p>4</text:p>
          </table:table-cell>
          <table:table-cell table:formula="of:=IF([.F37]=[.$F$1];[.A37];)" office:value-type="float" office:value="0" calcext:value-type="float">
            <text:p>0</text:p>
          </table:table-cell>
          <table:table-cell table:formula="of:=ISEVEN([.F37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COUNTIF([.F$1:.F$76];[.$N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[.B36]" office:value-type="float" office:value="48315634" calcext:value-type="float">
            <text:p>48315634</text:p>
          </table:table-cell>
          <table:table-cell table:formula="of:=FIXED([.B38];0)" office:value-type="string" office:string-value="48.315.634" calcext:value-type="string">
            <text:p>48.315.634</text:p>
          </table:table-cell>
          <table:table-cell table:formula="of:=IF(FIXED(SQRT([.B38]);0)*FIXED(SQRT([.B38]);0)=[.B38];1;)" office:value-type="float" office:value="0" calcext:value-type="float">
            <text:p>0</text:p>
          </table:table-cell>
          <table:table-cell table:formula="of:=RIGHT([.C38];[.$L$1])" office:value-type="string" office:string-value="4" calcext:value-type="string">
            <text:p>4</text:p>
          </table:table-cell>
          <table:table-cell table:formula="of:=VALUE([.E38])" office:value-type="float" office:value="4" calcext:value-type="float">
            <text:p>4</text:p>
          </table:table-cell>
          <table:table-cell table:formula="of:=IF([.F38]=[.$F$1];[.A38];)" office:value-type="float" office:value="0" calcext:value-type="float">
            <text:p>0</text:p>
          </table:table-cell>
          <table:table-cell table:formula="of:=ISEVEN([.F38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formula="of:=COUNTIF([.F$1:.F$76];[.$N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[.B37]" office:value-type="float" office:value="78176338" calcext:value-type="float">
            <text:p>78176338</text:p>
          </table:table-cell>
          <table:table-cell table:formula="of:=FIXED([.B39];0)" office:value-type="string" office:string-value="78.176.338" calcext:value-type="string">
            <text:p>78.176.338</text:p>
          </table:table-cell>
          <table:table-cell table:formula="of:=IF(FIXED(SQRT([.B39]);0)*FIXED(SQRT([.B39]);0)=[.B39];1;)" office:value-type="float" office:value="0" calcext:value-type="float">
            <text:p>0</text:p>
          </table:table-cell>
          <table:table-cell table:formula="of:=RIGHT([.C39];[.$L$1])" office:value-type="string" office:string-value="8" calcext:value-type="string">
            <text:p>8</text:p>
          </table:table-cell>
          <table:table-cell table:formula="of:=VALUE([.E39])" office:value-type="float" office:value="8" calcext:value-type="float">
            <text:p>8</text:p>
          </table:table-cell>
          <table:table-cell table:formula="of:=IF([.F39]=[.$F$1];[.A39];)" office:value-type="float" office:value="0" calcext:value-type="float">
            <text:p>0</text:p>
          </table:table-cell>
          <table:table-cell table:formula="of:=ISEVEN([.F39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COUNTIF([.F$1:.F$76];[.$N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[.B38]" office:value-type="float" office:value="126491972" calcext:value-type="float">
            <text:p>126491972</text:p>
          </table:table-cell>
          <table:table-cell table:formula="of:=FIXED([.B40];0)" office:value-type="string" office:string-value="126.491.972" calcext:value-type="string">
            <text:p>126.491.972</text:p>
          </table:table-cell>
          <table:table-cell table:formula="of:=IF(FIXED(SQRT([.B40]);0)*FIXED(SQRT([.B40]);0)=[.B40];1;)" office:value-type="float" office:value="0" calcext:value-type="float">
            <text:p>0</text:p>
          </table:table-cell>
          <table:table-cell table:formula="of:=RIGHT([.C40];[.$L$1])" office:value-type="string" office:string-value="2" calcext:value-type="string">
            <text:p>2</text:p>
          </table:table-cell>
          <table:table-cell table:formula="of:=VALUE([.E40])" office:value-type="float" office:value="2" calcext:value-type="float">
            <text:p>2</text:p>
          </table:table-cell>
          <table:table-cell table:formula="of:=IF([.F40]=[.$F$1];[.A40];)" office:value-type="float" office:value="0" calcext:value-type="float">
            <text:p>0</text:p>
          </table:table-cell>
          <table:table-cell table:formula="of:=ISEVEN([.F40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formula="of:=COUNTIF([.F$1:.F$76];[.$N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[.B39]" office:value-type="float" office:value="204668310" calcext:value-type="float">
            <text:p>204668310</text:p>
          </table:table-cell>
          <table:table-cell table:formula="of:=FIXED([.B41];0)" office:value-type="string" office:string-value="204.668.310" calcext:value-type="string">
            <text:p>204.668.310</text:p>
          </table:table-cell>
          <table:table-cell table:formula="of:=IF(FIXED(SQRT([.B41]);0)*FIXED(SQRT([.B41]);0)=[.B41];1;)" office:value-type="float" office:value="0" calcext:value-type="float">
            <text:p>0</text:p>
          </table:table-cell>
          <table:table-cell table:formula="of:=RIGHT([.C41];[.$L$1])" office:value-type="string" office:string-value="0" calcext:value-type="string">
            <text:p>0</text:p>
          </table:table-cell>
          <table:table-cell table:formula="of:=VALUE([.E41])" office:value-type="float" office:value="0" calcext:value-type="float">
            <text:p>0</text:p>
          </table:table-cell>
          <table:table-cell table:formula="of:=IF([.F41]=[.$F$1];[.A41];)" office:value-type="float" office:value="41" calcext:value-type="float">
            <text:p>41</text:p>
          </table:table-cell>
          <table:table-cell table:formula="of:=ISEVEN([.F41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formula="of:=COUNTIF([.F$1:.F$76];[.$N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[.B40]" office:value-type="float" office:value="331160282" calcext:value-type="float">
            <text:p>331160282</text:p>
          </table:table-cell>
          <table:table-cell table:formula="of:=FIXED([.B42];0)" office:value-type="string" office:string-value="331.160.282" calcext:value-type="string">
            <text:p>331.160.282</text:p>
          </table:table-cell>
          <table:table-cell table:formula="of:=IF(FIXED(SQRT([.B42]);0)*FIXED(SQRT([.B42]);0)=[.B42];1;)" office:value-type="float" office:value="0" calcext:value-type="float">
            <text:p>0</text:p>
          </table:table-cell>
          <table:table-cell table:formula="of:=RIGHT([.C42];[.$L$1])" office:value-type="string" office:string-value="2" calcext:value-type="string">
            <text:p>2</text:p>
          </table:table-cell>
          <table:table-cell table:formula="of:=VALUE([.E42])" office:value-type="float" office:value="2" calcext:value-type="float">
            <text:p>2</text:p>
          </table:table-cell>
          <table:table-cell table:formula="of:=IF([.F42]=[.$F$1];[.A42];)" office:value-type="float" office:value="0" calcext:value-type="float">
            <text:p>0</text:p>
          </table:table-cell>
          <table:table-cell table:formula="of:=ISEVEN([.F42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formula="of:=COUNTIF([.F$1:.F$76];[.$N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[.B41]" office:value-type="float" office:value="535828592" calcext:value-type="float">
            <text:p>535828592</text:p>
          </table:table-cell>
          <table:table-cell table:formula="of:=FIXED([.B43];0)" office:value-type="string" office:string-value="535.828.592" calcext:value-type="string">
            <text:p>535.828.592</text:p>
          </table:table-cell>
          <table:table-cell table:formula="of:=IF(FIXED(SQRT([.B43]);0)*FIXED(SQRT([.B43]);0)=[.B43];1;)" office:value-type="float" office:value="0" calcext:value-type="float">
            <text:p>0</text:p>
          </table:table-cell>
          <table:table-cell table:formula="of:=RIGHT([.C43];[.$L$1])" office:value-type="string" office:string-value="2" calcext:value-type="string">
            <text:p>2</text:p>
          </table:table-cell>
          <table:table-cell table:formula="of:=VALUE([.E43])" office:value-type="float" office:value="2" calcext:value-type="float">
            <text:p>2</text:p>
          </table:table-cell>
          <table:table-cell table:formula="of:=IF([.F43]=[.$F$1];[.A43];)" office:value-type="float" office:value="0" calcext:value-type="float">
            <text:p>0</text:p>
          </table:table-cell>
          <table:table-cell table:formula="of:=ISEVEN([.F43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formula="of:=COUNTIF([.F$1:.F$76];[.$N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[.B42]" office:value-type="float" office:value="866988874" calcext:value-type="float">
            <text:p>866988874</text:p>
          </table:table-cell>
          <table:table-cell table:formula="of:=FIXED([.B44];0)" office:value-type="string" office:string-value="866.988.874" calcext:value-type="string">
            <text:p>866.988.874</text:p>
          </table:table-cell>
          <table:table-cell table:formula="of:=IF(FIXED(SQRT([.B44]);0)*FIXED(SQRT([.B44]);0)=[.B44];1;)" office:value-type="float" office:value="0" calcext:value-type="float">
            <text:p>0</text:p>
          </table:table-cell>
          <table:table-cell table:formula="of:=RIGHT([.C44];[.$L$1])" office:value-type="string" office:string-value="4" calcext:value-type="string">
            <text:p>4</text:p>
          </table:table-cell>
          <table:table-cell table:formula="of:=VALUE([.E44])" office:value-type="float" office:value="4" calcext:value-type="float">
            <text:p>4</text:p>
          </table:table-cell>
          <table:table-cell table:formula="of:=IF([.F44]=[.$F$1];[.A44];)" office:value-type="float" office:value="0" calcext:value-type="float">
            <text:p>0</text:p>
          </table:table-cell>
          <table:table-cell table:formula="of:=ISEVEN([.F44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formula="of:=COUNTIF([.F$1:.F$76];[.$N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[.B43]" office:value-type="float" office:value="1402817466" calcext:value-type="float">
            <text:p>1402817466</text:p>
          </table:table-cell>
          <table:table-cell table:formula="of:=FIXED([.B45];0)" office:value-type="string" office:string-value="1.402.817.466" calcext:value-type="string">
            <text:p>1.402.817.466</text:p>
          </table:table-cell>
          <table:table-cell table:formula="of:=IF(FIXED(SQRT([.B45]);0)*FIXED(SQRT([.B45]);0)=[.B45];1;)" office:value-type="float" office:value="0" calcext:value-type="float">
            <text:p>0</text:p>
          </table:table-cell>
          <table:table-cell table:formula="of:=RIGHT([.C45];[.$L$1])" office:value-type="string" office:string-value="6" calcext:value-type="string">
            <text:p>6</text:p>
          </table:table-cell>
          <table:table-cell table:formula="of:=VALUE([.E45])" office:value-type="float" office:value="6" calcext:value-type="float">
            <text:p>6</text:p>
          </table:table-cell>
          <table:table-cell table:formula="of:=IF([.F45]=[.$F$1];[.A45];)" office:value-type="float" office:value="0" calcext:value-type="float">
            <text:p>0</text:p>
          </table:table-cell>
          <table:table-cell table:formula="of:=ISEVEN([.F45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formula="of:=COUNTIF([.F$1:.F$76];[.$N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[.B44]" office:value-type="float" office:value="2269806340" calcext:value-type="float">
            <text:p>2269806340</text:p>
          </table:table-cell>
          <table:table-cell table:formula="of:=FIXED([.B46];0)" office:value-type="string" office:string-value="2.269.806.340" calcext:value-type="string">
            <text:p>2.269.806.340</text:p>
          </table:table-cell>
          <table:table-cell table:formula="of:=IF(FIXED(SQRT([.B46]);0)*FIXED(SQRT([.B46]);0)=[.B46];1;)" office:value-type="float" office:value="0" calcext:value-type="float">
            <text:p>0</text:p>
          </table:table-cell>
          <table:table-cell table:formula="of:=RIGHT([.C46];[.$L$1])" office:value-type="string" office:string-value="0" calcext:value-type="string">
            <text:p>0</text:p>
          </table:table-cell>
          <table:table-cell table:formula="of:=VALUE([.E46])" office:value-type="float" office:value="0" calcext:value-type="float">
            <text:p>0</text:p>
          </table:table-cell>
          <table:table-cell table:formula="of:=IF([.F46]=[.$F$1];[.A46];)" office:value-type="float" office:value="46" calcext:value-type="float">
            <text:p>46</text:p>
          </table:table-cell>
          <table:table-cell table:formula="of:=ISEVEN([.F46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formula="of:=COUNTIF([.F$1:.F$76];[.$N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[.B45]" office:value-type="float" office:value="3672623806" calcext:value-type="float">
            <text:p>3672623806</text:p>
          </table:table-cell>
          <table:table-cell table:formula="of:=FIXED([.B47];0)" office:value-type="string" office:string-value="3.672.623.806" calcext:value-type="string">
            <text:p>3.672.623.806</text:p>
          </table:table-cell>
          <table:table-cell table:formula="of:=IF(FIXED(SQRT([.B47]);0)*FIXED(SQRT([.B47]);0)=[.B47];1;)" office:value-type="float" office:value="0" calcext:value-type="float">
            <text:p>0</text:p>
          </table:table-cell>
          <table:table-cell table:formula="of:=RIGHT([.C47];[.$L$1])" office:value-type="string" office:string-value="6" calcext:value-type="string">
            <text:p>6</text:p>
          </table:table-cell>
          <table:table-cell table:formula="of:=VALUE([.E47])" office:value-type="float" office:value="6" calcext:value-type="float">
            <text:p>6</text:p>
          </table:table-cell>
          <table:table-cell table:formula="of:=IF([.F47]=[.$F$1];[.A47];)" office:value-type="float" office:value="0" calcext:value-type="float">
            <text:p>0</text:p>
          </table:table-cell>
          <table:table-cell table:formula="of:=ISEVEN([.F47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formula="of:=COUNTIF([.F$1:.F$76];[.$N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7]+[.B46]" office:value-type="float" office:value="5942430146" calcext:value-type="float">
            <text:p>5942430146</text:p>
          </table:table-cell>
          <table:table-cell table:formula="of:=FIXED([.B48];0)" office:value-type="string" office:string-value="5.942.430.146" calcext:value-type="string">
            <text:p>5.942.430.146</text:p>
          </table:table-cell>
          <table:table-cell table:formula="of:=IF(FIXED(SQRT([.B48]);0)*FIXED(SQRT([.B48]);0)=[.B48];1;)" office:value-type="float" office:value="0" calcext:value-type="float">
            <text:p>0</text:p>
          </table:table-cell>
          <table:table-cell table:formula="of:=RIGHT([.C48];[.$L$1])" office:value-type="string" office:string-value="6" calcext:value-type="string">
            <text:p>6</text:p>
          </table:table-cell>
          <table:table-cell table:formula="of:=VALUE([.E48])" office:value-type="float" office:value="6" calcext:value-type="float">
            <text:p>6</text:p>
          </table:table-cell>
          <table:table-cell table:formula="of:=IF([.F48]=[.$F$1];[.A48];)" office:value-type="float" office:value="0" calcext:value-type="float">
            <text:p>0</text:p>
          </table:table-cell>
          <table:table-cell table:formula="of:=ISEVEN([.F48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formula="of:=COUNTIF([.F$1:.F$76];[.$N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8]+[.B47]" office:value-type="float" office:value="9615053952" calcext:value-type="float">
            <text:p>9615053952</text:p>
          </table:table-cell>
          <table:table-cell table:formula="of:=FIXED([.B49];0)" office:value-type="string" office:string-value="9.615.053.952" calcext:value-type="string">
            <text:p>9.615.053.952</text:p>
          </table:table-cell>
          <table:table-cell table:formula="of:=IF(FIXED(SQRT([.B49]);0)*FIXED(SQRT([.B49]);0)=[.B49];1;)" office:value-type="float" office:value="0" calcext:value-type="float">
            <text:p>0</text:p>
          </table:table-cell>
          <table:table-cell table:formula="of:=RIGHT([.C49];[.$L$1])" office:value-type="string" office:string-value="2" calcext:value-type="string">
            <text:p>2</text:p>
          </table:table-cell>
          <table:table-cell table:formula="of:=VALUE([.E49])" office:value-type="float" office:value="2" calcext:value-type="float">
            <text:p>2</text:p>
          </table:table-cell>
          <table:table-cell table:formula="of:=IF([.F49]=[.$F$1];[.A49];)" office:value-type="float" office:value="0" calcext:value-type="float">
            <text:p>0</text:p>
          </table:table-cell>
          <table:table-cell table:formula="of:=ISEVEN([.F49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COUNTIF([.F$1:.F$76];[.$N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49]+[.B48]" office:value-type="float" office:value="15557484098" calcext:value-type="float">
            <text:p>15557484098</text:p>
          </table:table-cell>
          <table:table-cell table:formula="of:=FIXED([.B50];0)" office:value-type="string" office:string-value="15.557.484.098" calcext:value-type="string">
            <text:p>15.557.484.098</text:p>
          </table:table-cell>
          <table:table-cell table:formula="of:=IF(FIXED(SQRT([.B50]);0)*FIXED(SQRT([.B50]);0)=[.B50];1;)" office:value-type="float" office:value="0" calcext:value-type="float">
            <text:p>0</text:p>
          </table:table-cell>
          <table:table-cell table:formula="of:=RIGHT([.C50];[.$L$1])" office:value-type="string" office:string-value="8" calcext:value-type="string">
            <text:p>8</text:p>
          </table:table-cell>
          <table:table-cell table:formula="of:=VALUE([.E50])" office:value-type="float" office:value="8" calcext:value-type="float">
            <text:p>8</text:p>
          </table:table-cell>
          <table:table-cell table:formula="of:=IF([.F50]=[.$F$1];[.A50];)" office:value-type="float" office:value="0" calcext:value-type="float">
            <text:p>0</text:p>
          </table:table-cell>
          <table:table-cell table:formula="of:=ISEVEN([.F50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formula="of:=COUNTIF([.F$1:.F$76];[.$N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0]+[.B49]" office:value-type="float" office:value="25172538050" calcext:value-type="float">
            <text:p>25172538050</text:p>
          </table:table-cell>
          <table:table-cell table:formula="of:=FIXED([.B51];0)" office:value-type="string" office:string-value="25.172.538.050" calcext:value-type="string">
            <text:p>25.172.538.050</text:p>
          </table:table-cell>
          <table:table-cell table:formula="of:=IF(FIXED(SQRT([.B51]);0)*FIXED(SQRT([.B51]);0)=[.B51];1;)" office:value-type="float" office:value="0" calcext:value-type="float">
            <text:p>0</text:p>
          </table:table-cell>
          <table:table-cell table:formula="of:=RIGHT([.C51];[.$L$1])" office:value-type="string" office:string-value="0" calcext:value-type="string">
            <text:p>0</text:p>
          </table:table-cell>
          <table:table-cell table:formula="of:=VALUE([.E51])" office:value-type="float" office:value="0" calcext:value-type="float">
            <text:p>0</text:p>
          </table:table-cell>
          <table:table-cell table:formula="of:=IF([.F51]=[.$F$1];[.A51];)" office:value-type="float" office:value="51" calcext:value-type="float">
            <text:p>51</text:p>
          </table:table-cell>
          <table:table-cell table:formula="of:=ISEVEN([.F51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formula="of:=COUNTIF([.F$1:.F$76];[.$N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1]+[.B50]" office:value-type="float" office:value="40730022148" calcext:value-type="float">
            <text:p>40730022148</text:p>
          </table:table-cell>
          <table:table-cell table:formula="of:=FIXED([.B52];0)" office:value-type="string" office:string-value="40.730.022.148" calcext:value-type="string">
            <text:p>40.730.022.148</text:p>
          </table:table-cell>
          <table:table-cell table:formula="of:=IF(FIXED(SQRT([.B52]);0)*FIXED(SQRT([.B52]);0)=[.B52];1;)" office:value-type="float" office:value="0" calcext:value-type="float">
            <text:p>0</text:p>
          </table:table-cell>
          <table:table-cell table:formula="of:=RIGHT([.C52];[.$L$1])" office:value-type="string" office:string-value="8" calcext:value-type="string">
            <text:p>8</text:p>
          </table:table-cell>
          <table:table-cell table:formula="of:=VALUE([.E52])" office:value-type="float" office:value="8" calcext:value-type="float">
            <text:p>8</text:p>
          </table:table-cell>
          <table:table-cell table:formula="of:=IF([.F52]=[.$F$1];[.A52];)" office:value-type="float" office:value="0" calcext:value-type="float">
            <text:p>0</text:p>
          </table:table-cell>
          <table:table-cell table:formula="of:=ISEVEN([.F52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formula="of:=COUNTIF([.F$1:.F$76];[.$N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2]+[.B51]" office:value-type="float" office:value="65902560198" calcext:value-type="float">
            <text:p>65902560198</text:p>
          </table:table-cell>
          <table:table-cell table:formula="of:=FIXED([.B53];0)" office:value-type="string" office:string-value="65.902.560.198" calcext:value-type="string">
            <text:p>65.902.560.198</text:p>
          </table:table-cell>
          <table:table-cell table:formula="of:=IF(FIXED(SQRT([.B53]);0)*FIXED(SQRT([.B53]);0)=[.B53];1;)" office:value-type="float" office:value="0" calcext:value-type="float">
            <text:p>0</text:p>
          </table:table-cell>
          <table:table-cell table:formula="of:=RIGHT([.C53];[.$L$1])" office:value-type="string" office:string-value="8" calcext:value-type="string">
            <text:p>8</text:p>
          </table:table-cell>
          <table:table-cell table:formula="of:=VALUE([.E53])" office:value-type="float" office:value="8" calcext:value-type="float">
            <text:p>8</text:p>
          </table:table-cell>
          <table:table-cell table:formula="of:=IF([.F53]=[.$F$1];[.A53];)" office:value-type="float" office:value="0" calcext:value-type="float">
            <text:p>0</text:p>
          </table:table-cell>
          <table:table-cell table:formula="of:=ISEVEN([.F53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COUNTIF([.F$1:.F$76];[.$N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3]+[.B52]" office:value-type="float" office:value="106632582346" calcext:value-type="float">
            <text:p>106632582346</text:p>
          </table:table-cell>
          <table:table-cell table:formula="of:=FIXED([.B54];0)" office:value-type="string" office:string-value="106.632.582.346" calcext:value-type="string">
            <text:p>106.632.582.346</text:p>
          </table:table-cell>
          <table:table-cell table:formula="of:=IF(FIXED(SQRT([.B54]);0)*FIXED(SQRT([.B54]);0)=[.B54];1;)" office:value-type="float" office:value="0" calcext:value-type="float">
            <text:p>0</text:p>
          </table:table-cell>
          <table:table-cell table:formula="of:=RIGHT([.C54];[.$L$1])" office:value-type="string" office:string-value="6" calcext:value-type="string">
            <text:p>6</text:p>
          </table:table-cell>
          <table:table-cell table:formula="of:=VALUE([.E54])" office:value-type="float" office:value="6" calcext:value-type="float">
            <text:p>6</text:p>
          </table:table-cell>
          <table:table-cell table:formula="of:=IF([.F54]=[.$F$1];[.A54];)" office:value-type="float" office:value="0" calcext:value-type="float">
            <text:p>0</text:p>
          </table:table-cell>
          <table:table-cell table:formula="of:=ISEVEN([.F54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formula="of:=COUNTIF([.F$1:.F$76];[.$N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4]+[.B53]" office:value-type="float" office:value="172535142544" calcext:value-type="float">
            <text:p>172535142544</text:p>
          </table:table-cell>
          <table:table-cell table:formula="of:=FIXED([.B55];0)" office:value-type="string" office:string-value="172.535.142.544" calcext:value-type="string">
            <text:p>172.535.142.544</text:p>
          </table:table-cell>
          <table:table-cell table:formula="of:=IF(FIXED(SQRT([.B55]);0)*FIXED(SQRT([.B55]);0)=[.B55];1;)" office:value-type="float" office:value="0" calcext:value-type="float">
            <text:p>0</text:p>
          </table:table-cell>
          <table:table-cell table:formula="of:=RIGHT([.C55];[.$L$1])" office:value-type="string" office:string-value="4" calcext:value-type="string">
            <text:p>4</text:p>
          </table:table-cell>
          <table:table-cell table:formula="of:=VALUE([.E55])" office:value-type="float" office:value="4" calcext:value-type="float">
            <text:p>4</text:p>
          </table:table-cell>
          <table:table-cell table:formula="of:=IF([.F55]=[.$F$1];[.A55];)" office:value-type="float" office:value="0" calcext:value-type="float">
            <text:p>0</text:p>
          </table:table-cell>
          <table:table-cell table:formula="of:=ISEVEN([.F55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COUNTIF([.F$1:.F$76];[.$N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5]+[.B54]" office:value-type="float" office:value="279167724890" calcext:value-type="float">
            <text:p>279167724890</text:p>
          </table:table-cell>
          <table:table-cell table:formula="of:=FIXED([.B56];0)" office:value-type="string" office:string-value="279.167.724.890" calcext:value-type="string">
            <text:p>279.167.724.890</text:p>
          </table:table-cell>
          <table:table-cell table:formula="of:=IF(FIXED(SQRT([.B56]);0)*FIXED(SQRT([.B56]);0)=[.B56];1;)" office:value-type="float" office:value="0" calcext:value-type="float">
            <text:p>0</text:p>
          </table:table-cell>
          <table:table-cell table:formula="of:=RIGHT([.C56];[.$L$1])" office:value-type="string" office:string-value="0" calcext:value-type="string">
            <text:p>0</text:p>
          </table:table-cell>
          <table:table-cell table:formula="of:=VALUE([.E56])" office:value-type="float" office:value="0" calcext:value-type="float">
            <text:p>0</text:p>
          </table:table-cell>
          <table:table-cell table:formula="of:=IF([.F56]=[.$F$1];[.A56];)" office:value-type="float" office:value="56" calcext:value-type="float">
            <text:p>56</text:p>
          </table:table-cell>
          <table:table-cell table:formula="of:=ISEVEN([.F56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formula="of:=COUNTIF([.F$1:.F$76];[.$N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6]+[.B55]" office:value-type="float" office:value="451702867434" calcext:value-type="float">
            <text:p>451702867434</text:p>
          </table:table-cell>
          <table:table-cell table:formula="of:=FIXED([.B57];0)" office:value-type="string" office:string-value="451.702.867.434" calcext:value-type="string">
            <text:p>451.702.867.434</text:p>
          </table:table-cell>
          <table:table-cell table:formula="of:=IF(FIXED(SQRT([.B57]);0)*FIXED(SQRT([.B57]);0)=[.B57];1;)" office:value-type="float" office:value="0" calcext:value-type="float">
            <text:p>0</text:p>
          </table:table-cell>
          <table:table-cell table:formula="of:=RIGHT([.C57];[.$L$1])" office:value-type="string" office:string-value="4" calcext:value-type="string">
            <text:p>4</text:p>
          </table:table-cell>
          <table:table-cell table:formula="of:=VALUE([.E57])" office:value-type="float" office:value="4" calcext:value-type="float">
            <text:p>4</text:p>
          </table:table-cell>
          <table:table-cell table:formula="of:=IF([.F57]=[.$F$1];[.A57];)" office:value-type="float" office:value="0" calcext:value-type="float">
            <text:p>0</text:p>
          </table:table-cell>
          <table:table-cell table:formula="of:=ISEVEN([.F57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formula="of:=COUNTIF([.F$1:.F$76];[.$N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7]+[.B56]" office:value-type="float" office:value="730870592324" calcext:value-type="float">
            <text:p>730870592324</text:p>
          </table:table-cell>
          <table:table-cell table:formula="of:=FIXED([.B58];0)" office:value-type="string" office:string-value="730.870.592.324" calcext:value-type="string">
            <text:p>730.870.592.324</text:p>
          </table:table-cell>
          <table:table-cell table:formula="of:=IF(FIXED(SQRT([.B58]);0)*FIXED(SQRT([.B58]);0)=[.B58];1;)" office:value-type="float" office:value="0" calcext:value-type="float">
            <text:p>0</text:p>
          </table:table-cell>
          <table:table-cell table:formula="of:=RIGHT([.C58];[.$L$1])" office:value-type="string" office:string-value="4" calcext:value-type="string">
            <text:p>4</text:p>
          </table:table-cell>
          <table:table-cell table:formula="of:=VALUE([.E58])" office:value-type="float" office:value="4" calcext:value-type="float">
            <text:p>4</text:p>
          </table:table-cell>
          <table:table-cell table:formula="of:=IF([.F58]=[.$F$1];[.A58];)" office:value-type="float" office:value="0" calcext:value-type="float">
            <text:p>0</text:p>
          </table:table-cell>
          <table:table-cell table:formula="of:=ISEVEN([.F58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formula="of:=COUNTIF([.F$1:.F$76];[.$N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8]+[.B57]" office:value-type="float" office:value="1182573459758" calcext:value-type="float">
            <text:p>1182573459758</text:p>
          </table:table-cell>
          <table:table-cell table:formula="of:=FIXED([.B59];0)" office:value-type="string" office:string-value="1.182.573.459.758" calcext:value-type="string">
            <text:p>1.182.573.459.758</text:p>
          </table:table-cell>
          <table:table-cell table:formula="of:=IF(FIXED(SQRT([.B59]);0)*FIXED(SQRT([.B59]);0)=[.B59];1;)" office:value-type="float" office:value="0" calcext:value-type="float">
            <text:p>0</text:p>
          </table:table-cell>
          <table:table-cell table:formula="of:=RIGHT([.C59];[.$L$1])" office:value-type="string" office:string-value="8" calcext:value-type="string">
            <text:p>8</text:p>
          </table:table-cell>
          <table:table-cell table:formula="of:=VALUE([.E59])" office:value-type="float" office:value="8" calcext:value-type="float">
            <text:p>8</text:p>
          </table:table-cell>
          <table:table-cell table:formula="of:=IF([.F59]=[.$F$1];[.A59];)" office:value-type="float" office:value="0" calcext:value-type="float">
            <text:p>0</text:p>
          </table:table-cell>
          <table:table-cell table:formula="of:=ISEVEN([.F59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COUNTIF([.F$1:.F$76];[.$N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59]+[.B58]" office:value-type="float" office:value="1913444052082" calcext:value-type="float">
            <text:p>1913444052082</text:p>
          </table:table-cell>
          <table:table-cell table:formula="of:=FIXED([.B60];0)" office:value-type="string" office:string-value="1.913.444.052.082" calcext:value-type="string">
            <text:p>1.913.444.052.082</text:p>
          </table:table-cell>
          <table:table-cell table:formula="of:=IF(FIXED(SQRT([.B60]);0)*FIXED(SQRT([.B60]);0)=[.B60];1;)" office:value-type="float" office:value="0" calcext:value-type="float">
            <text:p>0</text:p>
          </table:table-cell>
          <table:table-cell table:formula="of:=RIGHT([.C60];[.$L$1])" office:value-type="string" office:string-value="2" calcext:value-type="string">
            <text:p>2</text:p>
          </table:table-cell>
          <table:table-cell table:formula="of:=VALUE([.E60])" office:value-type="float" office:value="2" calcext:value-type="float">
            <text:p>2</text:p>
          </table:table-cell>
          <table:table-cell table:formula="of:=IF([.F60]=[.$F$1];[.A60];)" office:value-type="float" office:value="0" calcext:value-type="float">
            <text:p>0</text:p>
          </table:table-cell>
          <table:table-cell table:formula="of:=ISEVEN([.F60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formula="of:=COUNTIF([.F$1:.F$76];[.$N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0]+[.B59]" office:value-type="float" office:value="3096017511840" calcext:value-type="float">
            <text:p>3096017511840</text:p>
          </table:table-cell>
          <table:table-cell table:formula="of:=FIXED([.B61];0)" office:value-type="string" office:string-value="3.096.017.511.840" calcext:value-type="string">
            <text:p>3.096.017.511.840</text:p>
          </table:table-cell>
          <table:table-cell table:formula="of:=IF(FIXED(SQRT([.B61]);0)*FIXED(SQRT([.B61]);0)=[.B61];1;)" office:value-type="float" office:value="0" calcext:value-type="float">
            <text:p>0</text:p>
          </table:table-cell>
          <table:table-cell table:formula="of:=RIGHT([.C61];[.$L$1])" office:value-type="string" office:string-value="0" calcext:value-type="string">
            <text:p>0</text:p>
          </table:table-cell>
          <table:table-cell table:formula="of:=VALUE([.E61])" office:value-type="float" office:value="0" calcext:value-type="float">
            <text:p>0</text:p>
          </table:table-cell>
          <table:table-cell table:formula="of:=IF([.F61]=[.$F$1];[.A61];)" office:value-type="float" office:value="61" calcext:value-type="float">
            <text:p>61</text:p>
          </table:table-cell>
          <table:table-cell table:formula="of:=ISEVEN([.F61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COUNTIF([.F$1:.F$76];[.$N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1]+[.B60]" office:value-type="float" office:value="5009461563922" calcext:value-type="float">
            <text:p>5009461563922</text:p>
          </table:table-cell>
          <table:table-cell table:formula="of:=FIXED([.B62];0)" office:value-type="string" office:string-value="5.009.461.563.922" calcext:value-type="string">
            <text:p>5.009.461.563.922</text:p>
          </table:table-cell>
          <table:table-cell table:formula="of:=IF(FIXED(SQRT([.B62]);0)*FIXED(SQRT([.B62]);0)=[.B62];1;)" office:value-type="float" office:value="0" calcext:value-type="float">
            <text:p>0</text:p>
          </table:table-cell>
          <table:table-cell table:formula="of:=RIGHT([.C62];[.$L$1])" office:value-type="string" office:string-value="2" calcext:value-type="string">
            <text:p>2</text:p>
          </table:table-cell>
          <table:table-cell table:formula="of:=VALUE([.E62])" office:value-type="float" office:value="2" calcext:value-type="float">
            <text:p>2</text:p>
          </table:table-cell>
          <table:table-cell table:formula="of:=IF([.F62]=[.$F$1];[.A62];)" office:value-type="float" office:value="0" calcext:value-type="float">
            <text:p>0</text:p>
          </table:table-cell>
          <table:table-cell table:formula="of:=ISEVEN([.F62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COUNTIF([.F$1:.F$76];[.$N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2]+[.B61]" office:value-type="float" office:value="8105479075762" calcext:value-type="float">
            <text:p>8105479075762</text:p>
          </table:table-cell>
          <table:table-cell table:formula="of:=FIXED([.B63];0)" office:value-type="string" office:string-value="8.105.479.075.762" calcext:value-type="string">
            <text:p>8.105.479.075.762</text:p>
          </table:table-cell>
          <table:table-cell table:formula="of:=IF(FIXED(SQRT([.B63]);0)*FIXED(SQRT([.B63]);0)=[.B63];1;)" office:value-type="float" office:value="0" calcext:value-type="float">
            <text:p>0</text:p>
          </table:table-cell>
          <table:table-cell table:formula="of:=RIGHT([.C63];[.$L$1])" office:value-type="string" office:string-value="2" calcext:value-type="string">
            <text:p>2</text:p>
          </table:table-cell>
          <table:table-cell table:formula="of:=VALUE([.E63])" office:value-type="float" office:value="2" calcext:value-type="float">
            <text:p>2</text:p>
          </table:table-cell>
          <table:table-cell table:formula="of:=IF([.F63]=[.$F$1];[.A63];)" office:value-type="float" office:value="0" calcext:value-type="float">
            <text:p>0</text:p>
          </table:table-cell>
          <table:table-cell table:formula="of:=ISEVEN([.F63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COUNTIF([.F$1:.F$76];[.$N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3]+[.B62]" office:value-type="float" office:value="13114940639684" calcext:value-type="float">
            <text:p>13114940639684</text:p>
          </table:table-cell>
          <table:table-cell table:formula="of:=FIXED([.B64];0)" office:value-type="string" office:string-value="13.114.940.639.684" calcext:value-type="string">
            <text:p>13.114.940.639.684</text:p>
          </table:table-cell>
          <table:table-cell table:formula="of:=IF(FIXED(SQRT([.B64]);0)*FIXED(SQRT([.B64]);0)=[.B64];1;)" office:value-type="float" office:value="0" calcext:value-type="float">
            <text:p>0</text:p>
          </table:table-cell>
          <table:table-cell table:formula="of:=RIGHT([.C64];[.$L$1])" office:value-type="string" office:string-value="4" calcext:value-type="string">
            <text:p>4</text:p>
          </table:table-cell>
          <table:table-cell table:formula="of:=VALUE([.E64])" office:value-type="float" office:value="4" calcext:value-type="float">
            <text:p>4</text:p>
          </table:table-cell>
          <table:table-cell table:formula="of:=IF([.F64]=[.$F$1];[.A64];)" office:value-type="float" office:value="0" calcext:value-type="float">
            <text:p>0</text:p>
          </table:table-cell>
          <table:table-cell table:formula="of:=ISEVEN([.F64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COUNTIF([.F$1:.F$76];[.$N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4]+[.B63]" office:value-type="float" office:value="21220419715446" calcext:value-type="float">
            <text:p>21220419715446</text:p>
          </table:table-cell>
          <table:table-cell table:formula="of:=FIXED([.B65];0)" office:value-type="string" office:string-value="21.220.419.715.446" calcext:value-type="string">
            <text:p>21.220.419.715.446</text:p>
          </table:table-cell>
          <table:table-cell table:formula="of:=IF(FIXED(SQRT([.B65]);0)*FIXED(SQRT([.B65]);0)=[.B65];1;)" office:value-type="float" office:value="0" calcext:value-type="float">
            <text:p>0</text:p>
          </table:table-cell>
          <table:table-cell table:formula="of:=RIGHT([.C65];[.$L$1])" office:value-type="string" office:string-value="6" calcext:value-type="string">
            <text:p>6</text:p>
          </table:table-cell>
          <table:table-cell table:formula="of:=VALUE([.E65])" office:value-type="float" office:value="6" calcext:value-type="float">
            <text:p>6</text:p>
          </table:table-cell>
          <table:table-cell table:formula="of:=IF([.F65]=[.$F$1];[.A65];)" office:value-type="float" office:value="0" calcext:value-type="float">
            <text:p>0</text:p>
          </table:table-cell>
          <table:table-cell table:formula="of:=ISEVEN([.F65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COUNTIF([.F$1:.F$76];[.$N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5]+[.B64]" office:value-type="float" office:value="34335360355130" calcext:value-type="float">
            <text:p>34335360355130</text:p>
          </table:table-cell>
          <table:table-cell table:formula="of:=FIXED([.B66];0)" office:value-type="string" office:string-value="34.335.360.355.130" calcext:value-type="string">
            <text:p>34.335.360.355.130</text:p>
          </table:table-cell>
          <table:table-cell table:formula="of:=IF(FIXED(SQRT([.B66]);0)*FIXED(SQRT([.B66]);0)=[.B66];1;)" office:value-type="float" office:value="0" calcext:value-type="float">
            <text:p>0</text:p>
          </table:table-cell>
          <table:table-cell table:formula="of:=RIGHT([.C66];[.$L$1])" office:value-type="string" office:string-value="0" calcext:value-type="string">
            <text:p>0</text:p>
          </table:table-cell>
          <table:table-cell table:formula="of:=VALUE([.E66])" office:value-type="float" office:value="0" calcext:value-type="float">
            <text:p>0</text:p>
          </table:table-cell>
          <table:table-cell table:formula="of:=IF([.F66]=[.$F$1];[.A66];)" office:value-type="float" office:value="66" calcext:value-type="float">
            <text:p>66</text:p>
          </table:table-cell>
          <table:table-cell table:formula="of:=ISEVEN([.F66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formula="of:=COUNTIF([.F$1:.F$76];[.$N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6]+[.B65]" office:value-type="float" office:value="55555780070576" calcext:value-type="float">
            <text:p>55555780070576</text:p>
          </table:table-cell>
          <table:table-cell table:formula="of:=FIXED([.B67];0)" office:value-type="string" office:string-value="55.555.780.070.576" calcext:value-type="string">
            <text:p>55.555.780.070.576</text:p>
          </table:table-cell>
          <table:table-cell table:formula="of:=IF(FIXED(SQRT([.B67]);0)*FIXED(SQRT([.B67]);0)=[.B67];1;)" office:value-type="float" office:value="0" calcext:value-type="float">
            <text:p>0</text:p>
          </table:table-cell>
          <table:table-cell table:formula="of:=RIGHT([.C67];[.$L$1])" office:value-type="string" office:string-value="6" calcext:value-type="string">
            <text:p>6</text:p>
          </table:table-cell>
          <table:table-cell table:formula="of:=VALUE([.E67])" office:value-type="float" office:value="6" calcext:value-type="float">
            <text:p>6</text:p>
          </table:table-cell>
          <table:table-cell table:formula="of:=IF([.F67]=[.$F$1];[.A67];)" office:value-type="float" office:value="0" calcext:value-type="float">
            <text:p>0</text:p>
          </table:table-cell>
          <table:table-cell table:formula="of:=ISEVEN([.F67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formula="of:=COUNTIF([.F$1:.F$76];[.$N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7]+[.B66]" office:value-type="float" office:value="89891140425706" calcext:value-type="float">
            <text:p>89891140425706</text:p>
          </table:table-cell>
          <table:table-cell table:formula="of:=FIXED([.B68];0)" office:value-type="string" office:string-value="89.891.140.425.706" calcext:value-type="string">
            <text:p>89.891.140.425.706</text:p>
          </table:table-cell>
          <table:table-cell table:formula="of:=IF(FIXED(SQRT([.B68]);0)*FIXED(SQRT([.B68]);0)=[.B68];1;)" office:value-type="float" office:value="0" calcext:value-type="float">
            <text:p>0</text:p>
          </table:table-cell>
          <table:table-cell table:formula="of:=RIGHT([.C68];[.$L$1])" office:value-type="string" office:string-value="6" calcext:value-type="string">
            <text:p>6</text:p>
          </table:table-cell>
          <table:table-cell table:formula="of:=VALUE([.E68])" office:value-type="float" office:value="6" calcext:value-type="float">
            <text:p>6</text:p>
          </table:table-cell>
          <table:table-cell table:formula="of:=IF([.F68]=[.$F$1];[.A68];)" office:value-type="float" office:value="0" calcext:value-type="float">
            <text:p>0</text:p>
          </table:table-cell>
          <table:table-cell table:formula="of:=ISEVEN([.F68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formula="of:=COUNTIF([.F$1:.F$76];[.$N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8]+[.B67]" office:value-type="float" office:value="145446920496282" calcext:value-type="float">
            <text:p>145446920496282</text:p>
          </table:table-cell>
          <table:table-cell table:formula="of:=FIXED([.B69];0)" office:value-type="string" office:string-value="145.446.920.496.282" calcext:value-type="string">
            <text:p>145.446.920.496.282</text:p>
          </table:table-cell>
          <table:table-cell table:formula="of:=IF(FIXED(SQRT([.B69]);0)*FIXED(SQRT([.B69]);0)=[.B69];1;)" office:value-type="float" office:value="0" calcext:value-type="float">
            <text:p>0</text:p>
          </table:table-cell>
          <table:table-cell table:formula="of:=RIGHT([.C69];[.$L$1])" office:value-type="string" office:string-value="2" calcext:value-type="string">
            <text:p>2</text:p>
          </table:table-cell>
          <table:table-cell table:formula="of:=VALUE([.E69])" office:value-type="float" office:value="2" calcext:value-type="float">
            <text:p>2</text:p>
          </table:table-cell>
          <table:table-cell table:formula="of:=IF([.F69]=[.$F$1];[.A69];)" office:value-type="float" office:value="0" calcext:value-type="float">
            <text:p>0</text:p>
          </table:table-cell>
          <table:table-cell table:formula="of:=ISEVEN([.F69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formula="of:=COUNTIF([.F$1:.F$76];[.$N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69]+[.B68]" office:value-type="float" office:value="235338060921988" calcext:value-type="float">
            <text:p>235338060921988</text:p>
          </table:table-cell>
          <table:table-cell table:formula="of:=FIXED([.B70];0)" office:value-type="string" office:string-value="235.338.060.921.988" calcext:value-type="string">
            <text:p>235.338.060.921.988</text:p>
          </table:table-cell>
          <table:table-cell table:formula="of:=IF(FIXED(SQRT([.B70]);0)*FIXED(SQRT([.B70]);0)=[.B70];1;)" office:value-type="float" office:value="0" calcext:value-type="float">
            <text:p>0</text:p>
          </table:table-cell>
          <table:table-cell table:formula="of:=RIGHT([.C70];[.$L$1])" office:value-type="string" office:string-value="8" calcext:value-type="string">
            <text:p>8</text:p>
          </table:table-cell>
          <table:table-cell table:formula="of:=VALUE([.E70])" office:value-type="float" office:value="8" calcext:value-type="float">
            <text:p>8</text:p>
          </table:table-cell>
          <table:table-cell table:formula="of:=IF([.F70]=[.$F$1];[.A70];)" office:value-type="float" office:value="0" calcext:value-type="float">
            <text:p>0</text:p>
          </table:table-cell>
          <table:table-cell table:formula="of:=ISEVEN([.F70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formula="of:=COUNTIF([.F$1:.F$76];[.$N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0]+[.B69]" office:value-type="float" office:value="380784981418270" calcext:value-type="float">
            <text:p>380784981418270</text:p>
          </table:table-cell>
          <table:table-cell table:formula="of:=FIXED([.B71];0)" office:value-type="string" office:string-value="380.784.981.418.270" calcext:value-type="string">
            <text:p>380.784.981.418.270</text:p>
          </table:table-cell>
          <table:table-cell table:formula="of:=IF(FIXED(SQRT([.B71]);0)*FIXED(SQRT([.B71]);0)=[.B71];1;)" office:value-type="float" office:value="0" calcext:value-type="float">
            <text:p>0</text:p>
          </table:table-cell>
          <table:table-cell table:formula="of:=RIGHT([.C71];[.$L$1])" office:value-type="string" office:string-value="0" calcext:value-type="string">
            <text:p>0</text:p>
          </table:table-cell>
          <table:table-cell table:formula="of:=VALUE([.E71])" office:value-type="float" office:value="0" calcext:value-type="float">
            <text:p>0</text:p>
          </table:table-cell>
          <table:table-cell table:formula="of:=IF([.F71]=[.$F$1];[.A71];)" office:value-type="float" office:value="71" calcext:value-type="float">
            <text:p>71</text:p>
          </table:table-cell>
          <table:table-cell table:formula="of:=ISEVEN([.F71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COUNTIF([.F$1:.F$76];[.$N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1]+[.B70]" office:value-type="float" office:value="616123042340258" calcext:value-type="float">
            <text:p>616123042340258</text:p>
          </table:table-cell>
          <table:table-cell table:formula="of:=FIXED([.B72];0)" office:value-type="string" office:string-value="616.123.042.340.258" calcext:value-type="string">
            <text:p>616.123.042.340.258</text:p>
          </table:table-cell>
          <table:table-cell table:formula="of:=IF(FIXED(SQRT([.B72]);0)*FIXED(SQRT([.B72]);0)=[.B72];1;)" office:value-type="float" office:value="0" calcext:value-type="float">
            <text:p>0</text:p>
          </table:table-cell>
          <table:table-cell table:formula="of:=RIGHT([.C72];[.$L$1])" office:value-type="string" office:string-value="8" calcext:value-type="string">
            <text:p>8</text:p>
          </table:table-cell>
          <table:table-cell table:formula="of:=VALUE([.E72])" office:value-type="float" office:value="8" calcext:value-type="float">
            <text:p>8</text:p>
          </table:table-cell>
          <table:table-cell table:formula="of:=IF([.F72]=[.$F$1];[.A72];)" office:value-type="float" office:value="0" calcext:value-type="float">
            <text:p>0</text:p>
          </table:table-cell>
          <table:table-cell table:formula="of:=ISEVEN([.F72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COUNTIF([.F$1:.F$76];[.$N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2]+[.B71]" office:value-type="float" office:value="996908023758528" calcext:value-type="float">
            <text:p>996908023758528</text:p>
          </table:table-cell>
          <table:table-cell table:formula="of:=FIXED([.B73];0)" office:value-type="string" office:string-value="996.908.023.758.528" calcext:value-type="string">
            <text:p>996.908.023.758.528</text:p>
          </table:table-cell>
          <table:table-cell table:formula="of:=IF(FIXED(SQRT([.B73]);0)*FIXED(SQRT([.B73]);0)=[.B73];1;)" office:value-type="float" office:value="0" calcext:value-type="float">
            <text:p>0</text:p>
          </table:table-cell>
          <table:table-cell table:formula="of:=RIGHT([.C73];[.$L$1])" office:value-type="string" office:string-value="8" calcext:value-type="string">
            <text:p>8</text:p>
          </table:table-cell>
          <table:table-cell table:formula="of:=VALUE([.E73])" office:value-type="float" office:value="8" calcext:value-type="float">
            <text:p>8</text:p>
          </table:table-cell>
          <table:table-cell table:formula="of:=IF([.F73]=[.$F$1];[.A73];)" office:value-type="float" office:value="0" calcext:value-type="float">
            <text:p>0</text:p>
          </table:table-cell>
          <table:table-cell table:formula="of:=ISEVEN([.F73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COUNTIF([.F$1:.F$76];[.$N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3]+[.B72]" office:value-type="float" office:value="1613031066098786" calcext:value-type="float">
            <text:p>1613031066098786</text:p>
          </table:table-cell>
          <table:table-cell table:formula="of:=FIXED([.B74];0)" office:value-type="string" office:string-value="1.613.031.066.098.786" calcext:value-type="string">
            <text:p>1.613.031.066.098.786</text:p>
          </table:table-cell>
          <table:table-cell table:formula="of:=IF(FIXED(SQRT([.B74]);0)*FIXED(SQRT([.B74]);0)=[.B74];1;)" office:value-type="float" office:value="0" calcext:value-type="float">
            <text:p>0</text:p>
          </table:table-cell>
          <table:table-cell table:formula="of:=RIGHT([.C74];[.$L$1])" office:value-type="string" office:string-value="6" calcext:value-type="string">
            <text:p>6</text:p>
          </table:table-cell>
          <table:table-cell table:formula="of:=VALUE([.E74])" office:value-type="float" office:value="6" calcext:value-type="float">
            <text:p>6</text:p>
          </table:table-cell>
          <table:table-cell table:formula="of:=IF([.F74]=[.$F$1];[.A74];)" office:value-type="float" office:value="0" calcext:value-type="float">
            <text:p>0</text:p>
          </table:table-cell>
          <table:table-cell table:formula="of:=ISEVEN([.F74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formula="of:=COUNTIF([.F$1:.F$76];[.$N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4]+[.B73]" office:value-type="float" office:value="2609939089857314" calcext:value-type="float">
            <text:p>2609939089857314</text:p>
          </table:table-cell>
          <table:table-cell table:formula="of:=FIXED([.B75];0)" office:value-type="string" office:string-value="2.609.939.089.857.314" calcext:value-type="string">
            <text:p>2.609.939.089.857.314</text:p>
          </table:table-cell>
          <table:table-cell table:formula="of:=IF(FIXED(SQRT([.B75]);0)*FIXED(SQRT([.B75]);0)=[.B75];1;)" office:value-type="float" office:value="0" calcext:value-type="float">
            <text:p>0</text:p>
          </table:table-cell>
          <table:table-cell table:formula="of:=RIGHT([.C75];[.$L$1])" office:value-type="string" office:string-value="4" calcext:value-type="string">
            <text:p>4</text:p>
          </table:table-cell>
          <table:table-cell table:formula="of:=VALUE([.E75])" office:value-type="float" office:value="4" calcext:value-type="float">
            <text:p>4</text:p>
          </table:table-cell>
          <table:table-cell table:formula="of:=IF([.F75]=[.$F$1];[.A75];)" office:value-type="float" office:value="0" calcext:value-type="float">
            <text:p>0</text:p>
          </table:table-cell>
          <table:table-cell table:formula="of:=ISEVEN([.F75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formula="of:=COUNTIF([.F$1:.F$76];[.$N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5]+[.B74]" office:value-type="float" office:value="4222970155956100" calcext:value-type="float">
            <text:p>4222970155956100</text:p>
          </table:table-cell>
          <table:table-cell table:formula="of:=FIXED([.B76];0)" office:value-type="string" office:string-value="4.222.970.155.956.100" calcext:value-type="string">
            <text:p>4.222.970.155.956.100</text:p>
          </table:table-cell>
          <table:table-cell table:formula="of:=IF(FIXED(SQRT([.B76]);0)*FIXED(SQRT([.B76]);0)=[.B76];1;)" office:value-type="float" office:value="0" calcext:value-type="float">
            <text:p>0</text:p>
          </table:table-cell>
          <table:table-cell table:formula="of:=RIGHT([.C76];[.$L$1])" office:value-type="string" office:string-value="0" calcext:value-type="string">
            <text:p>0</text:p>
          </table:table-cell>
          <table:table-cell table:formula="of:=VALUE([.E76])" office:value-type="float" office:value="0" calcext:value-type="float">
            <text:p>0</text:p>
          </table:table-cell>
          <table:table-cell table:formula="of:=IF([.F76]=[.$F$1];[.A76];)" office:value-type="float" office:value="76" calcext:value-type="float">
            <text:p>76</text:p>
          </table:table-cell>
          <table:table-cell table:formula="of:=ISEVEN([.F76])" office:value-type="boolean" office:boolean-value="true" calcext:value-type="boolean">
            <text:p>VERO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formula="of:=COUNTIF([.F$1:.F$76];[.$N7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76" calcext:value-type="float">
            <text:p>76</text:p>
          </table:table-cell>
          <table:table-cell table:formula="of:=COUNTIF([.F$1:.F$76];[.$N7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77" calcext:value-type="float">
            <text:p>77</text:p>
          </table:table-cell>
          <table:table-cell table:formula="of:=COUNTIF([.F$1:.F$76];[.$N7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78" calcext:value-type="float">
            <text:p>78</text:p>
          </table:table-cell>
          <table:table-cell table:formula="of:=COUNTIF([.F$1:.F$76];[.$N7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79" calcext:value-type="float">
            <text:p>79</text:p>
          </table:table-cell>
          <table:table-cell table:formula="of:=COUNTIF([.F$1:.F$76];[.$N8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0" calcext:value-type="float">
            <text:p>80</text:p>
          </table:table-cell>
          <table:table-cell table:formula="of:=COUNTIF([.F$1:.F$76];[.$N8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1" calcext:value-type="float">
            <text:p>81</text:p>
          </table:table-cell>
          <table:table-cell table:formula="of:=COUNTIF([.F$1:.F$76];[.$N8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2" calcext:value-type="float">
            <text:p>82</text:p>
          </table:table-cell>
          <table:table-cell table:formula="of:=COUNTIF([.F$1:.F$76];[.$N8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3" calcext:value-type="float">
            <text:p>83</text:p>
          </table:table-cell>
          <table:table-cell table:formula="of:=COUNTIF([.F$1:.F$76];[.$N8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4" calcext:value-type="float">
            <text:p>84</text:p>
          </table:table-cell>
          <table:table-cell table:formula="of:=COUNTIF([.F$1:.F$76];[.$N8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5" calcext:value-type="float">
            <text:p>85</text:p>
          </table:table-cell>
          <table:table-cell table:formula="of:=COUNTIF([.F$1:.F$76];[.$N8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6" calcext:value-type="float">
            <text:p>86</text:p>
          </table:table-cell>
          <table:table-cell table:formula="of:=COUNTIF([.F$1:.F$76];[.$N8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7" calcext:value-type="float">
            <text:p>87</text:p>
          </table:table-cell>
          <table:table-cell table:formula="of:=COUNTIF([.F$1:.F$76];[.$N8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table:formula="of:=COUNTIF([.F$1:.F$76];[.$N8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89" calcext:value-type="float">
            <text:p>89</text:p>
          </table:table-cell>
          <table:table-cell table:formula="of:=COUNTIF([.F$1:.F$76];[.$N9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0" calcext:value-type="float">
            <text:p>90</text:p>
          </table:table-cell>
          <table:table-cell table:formula="of:=COUNTIF([.F$1:.F$76];[.$N9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1" calcext:value-type="float">
            <text:p>91</text:p>
          </table:table-cell>
          <table:table-cell table:formula="of:=COUNTIF([.F$1:.F$76];[.$N9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2" calcext:value-type="float">
            <text:p>92</text:p>
          </table:table-cell>
          <table:table-cell table:formula="of:=COUNTIF([.F$1:.F$76];[.$N9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3" calcext:value-type="float">
            <text:p>93</text:p>
          </table:table-cell>
          <table:table-cell table:formula="of:=COUNTIF([.F$1:.F$76];[.$N9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4" calcext:value-type="float">
            <text:p>94</text:p>
          </table:table-cell>
          <table:table-cell table:formula="of:=COUNTIF([.F$1:.F$76];[.$N9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5" calcext:value-type="float">
            <text:p>95</text:p>
          </table:table-cell>
          <table:table-cell table:formula="of:=COUNTIF([.F$1:.F$76];[.$N9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6" calcext:value-type="float">
            <text:p>96</text:p>
          </table:table-cell>
          <table:table-cell table:formula="of:=COUNTIF([.F$1:.F$76];[.$N9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7" calcext:value-type="float">
            <text:p>97</text:p>
          </table:table-cell>
          <table:table-cell table:formula="of:=COUNTIF([.F$1:.F$76];[.$N9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8" calcext:value-type="float">
            <text:p>98</text:p>
          </table:table-cell>
          <table:table-cell table:formula="of:=COUNTIF([.F$1:.F$76];[.$N9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99" calcext:value-type="float">
            <text:p>99</text:p>
          </table:table-cell>
          <table:table-cell table:formula="of:=COUNTIF([.F$1:.F$76];[.$N100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5T12:49:30.507000000</meta:creation-date>
    <dc:date>2022-01-05T14:36:29.771000000</dc:date>
    <meta:editing-duration>PT22S</meta:editing-duration>
    <meta:editing-cycles>1</meta:editing-cycles>
    <meta:document-statistic meta:table-count="1" meta:cell-count="830" meta:object-count="0"/>
    <meta:generator>LibreOffice/7.2.4.1$Windows_X86_64 LibreOffice_project/27d75539669ac387bb498e35313b970b7fe9c4f9</meta:generator>
  </office:meta>
</office:document-meta>
</file>